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Droid Sans Fallback" svg:font-family="Droid Sans Fallback" style:font-family-generic="swiss" style:font-pitch="variable"/>
    <style:font-face style:name="Droid Sans Mono" svg:font-family="Droid Sans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 fo:margin-bottom="0.0722in">
        <style:tab-stops>
          <style:tab-stop style:type="center" style:position="3.0465in"/>
          <style:tab-stop style:type="center" style:position="6.0097in"/>
        </style:tab-stops>
      </style:paragraph-properties>
    </style:style>
    <style:style style:name="T2" style:parent-style-name="Основнойшрифтабзаца" style:family="text">
      <style:text-properties style:language-asian="ru" style:country-asian="RU" style:language-complex="ar" style:country-complex="SA"/>
    </style:style>
    <style:style style:name="T3" style:parent-style-name="Основнойшрифтабзаца" style:family="text">
      <style:text-properties style:font-name="Times New Roman" style:font-name-complex="Times New Roman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5pt" style:font-size-asian="15pt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fo:font-size="15pt" style:font-size-asian="15pt"/>
    </style:style>
    <style:style style:name="P6" style:parent-style-name="Standard" style:family="paragraph">
      <style:paragraph-properties fo:margin-bottom="0.0027in" fo:line-height="196%" fo:margin-left="1.6791in" fo:text-indent="-1.2833in">
        <style:tab-stops/>
      </style:paragraph-properties>
    </style:style>
    <style:style style:name="T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T1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T1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text-underline-type="single" style:text-underline-style="solid" style:text-underline-width="auto" style:text-underline-mode="continuous" fo:language="en" fo:country="US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text-underline-type="single" style:text-underline-style="solid" style:text-underline-width="auto" style:text-underline-mode="continuous" fo:language="en" fo:country="US"/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text-underline-type="single" style:text-underline-style="solid" style:text-underline-width="auto" style:text-underline-mode="continuous" fo:language="en" fo:country="US"/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T21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0pt" style:font-size-asian="10pt"/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0pt" style:font-size-asian="10pt" fo:language="en" fo:country="US"/>
    </style:style>
    <style:style style:name="T2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0pt" style:font-size-asian="10pt"/>
    </style:style>
    <style:style style:name="T2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text-underline-type="single" style:text-underline-style="solid" style:text-underline-width="auto" style:text-underline-mode="continuous" fo:language="en" fo:country="US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T2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P29" style:parent-style-name="Standard" style:family="paragraph">
      <style:paragraph-properties fo:text-align="center" fo:line-height="200%" fo:margin-left="3.3256in" fo:text-indent="-0.0069in">
        <style:tab-stops/>
      </style:paragraph-properties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34" style:parent-style-name="Standard" style:family="paragraph">
      <style:paragraph-properties fo:text-align="end" fo:margin-bottom="0.1388in" fo:margin-left="0.0069in" fo:margin-right="0.1513in" fo:text-indent="-0.0069in">
        <style:tab-stops/>
      </style:paragraph-properties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39" style:parent-style-name="Standard" style:family="paragraph">
      <style:paragraph-properties fo:text-align="end" fo:margin-bottom="0.1388in" fo:margin-left="0.0069in" fo:margin-right="0.1513in" fo:text-indent="-0.0069in">
        <style:tab-stops/>
      </style:paragraph-properties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43" style:parent-style-name="Standard" style:list-style-name="WWNum1" style:family="paragraph">
      <style:paragraph-properties fo:margin-bottom="0.1541in" fo:line-height="102%" fo:text-indent="-0.2777in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0pt" style:font-size-asian="10pt" style:font-size-complex="10pt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text-underline-type="single" style:text-underline-style="solid" style:text-underline-width="auto" style:text-underline-mode="continuous"/>
    </style:style>
    <style:style style:name="P47" style:parent-style-name="Standard" style:list-style-name="WWNum1" style:family="paragraph">
      <style:paragraph-properties fo:margin-bottom="0.0076in" fo:line-height="102%" fo:text-indent="-0.2777in"/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0pt" style:font-size-asian="10pt" style:font-size-complex="10pt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50" style:parent-style-name="Основнойшрифтабзаца" style:family="text">
      <style:text-properties style:font-name="Times New Roman" style:font-name-complex="Times New Roman" fo:font-size="10pt" style:font-size-asian="10pt" style:font-size-complex="10pt" style:text-underline-type="single" style:text-underline-style="solid" style:text-underline-width="auto" style:text-underline-mode="continuous"/>
    </style:style>
    <style:style style:name="T51" style:parent-style-name="Основнойшрифтабзаца" style:family="text">
      <style:text-properties style:font-name="Times New Roman" style:font-name-complex="Times New Roman" fo:font-size="10pt" style:font-size-asian="10pt" style:font-size-complex="10pt" style:text-underline-type="single" style:text-underline-style="solid" style:text-underline-width="auto" style:text-underline-mode="continuous"/>
    </style:style>
    <style:style style:name="P52" style:parent-style-name="Standard" style:family="paragraph">
      <style:paragraph-properties fo:margin-bottom="0.0076in" fo:line-height="102%" fo:margin-left="0.2958in">
        <style:tab-stops/>
      </style:paragraph-properties>
      <style:text-properties style:font-name="Times New Roman" style:font-name-complex="Times New Roman" fo:font-size="10pt" style:font-size-asian="10pt" style:font-size-complex="10pt" style:text-underline-type="single" style:text-underline-style="solid" style:text-underline-width="auto" style:text-underline-mode="continuous"/>
    </style:style>
    <style:style style:name="P53" style:parent-style-name="Standard" style:list-style-name="WWNum1" style:family="paragraph">
      <style:paragraph-properties fo:margin-bottom="0.0076in" fo:line-height="102%" fo:text-indent="-0.2777in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0pt" style:font-size-asian="10pt" style:font-size-complex="10pt"/>
    </style:style>
    <style:style style:name="T5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0pt" style:font-size-asian="10pt" style:font-size-complex="10pt"/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0pt" style:font-size-asian="10pt" style:font-size-complex="10pt"/>
    </style:style>
    <style:style style:name="T5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0pt" style:font-size-asian="10pt" style:font-size-complex="10pt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T61" style:parent-style-name="Основнойшрифтабзаца" style:family="text">
      <style:text-properties style:font-name="Times New Roman" style:font-name-complex="Times New Roman" fo:font-size="10pt" style:font-size-asian="10pt" style:font-size-complex="10pt" style:text-underline-type="single" style:text-underline-style="solid" style:text-underline-width="auto" style:text-underline-mode="continuous"/>
    </style:style>
    <style:style style:name="P62" style:parent-style-name="Standard" style:family="paragraph">
      <style:paragraph-properties fo:margin-bottom="0.0076in" fo:line-height="102%"/>
      <style:text-properties style:font-name="Times New Roman" style:font-name-complex="Times New Roman" fo:font-size="10pt" style:font-size-asian="10pt" style:font-size-complex="10pt" style:text-underline-type="single" style:text-underline-style="solid" style:text-underline-width="auto" style:text-underline-mode="continuous"/>
    </style:style>
    <style:style style:name="P63" style:parent-style-name="Абзацсписка" style:list-style-name="WWNum1" style:family="paragraph">
      <style:paragraph-properties fo:widows="0" fo:orphans="0" fo:margin-bottom="0in" fo:text-indent="-0.2784in">
        <style:tab-stops>
          <style:tab-stop style:type="left" style:position="0.6152in"/>
          <style:tab-stop style:type="left" style:position="0.6159in"/>
        </style:tab-stops>
      </style:paragraph-properties>
      <style:text-properties fo:hyphenate="true"/>
    </style:style>
    <style:style style:name="T64" style:parent-style-name="Основнойшрифтабзаца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65" style:parent-style-name="Основнойшрифтабзаца" style:family="text">
      <style:text-properties style:font-name="Times New Roman" style:font-name-complex="Times New Roman" fo:font-weight="bold" style:font-weight-asian="bold" fo:letter-spacing="0.0194in" fo:font-size="10pt" style:font-size-asian="10pt" style:font-size-complex="10pt"/>
    </style:style>
    <style:style style:name="T66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P67" style:parent-style-name="Textbody" style:family="paragraph">
      <style:paragraph-properties fo:margin-left="0.6152in" fo:margin-right="0.1826in">
        <style:tab-stops>
          <style:tab-stop style:type="left" style:position="1.6625in"/>
          <style:tab-stop style:type="left" style:position="1.9298in"/>
          <style:tab-stop style:type="left" style:position="3.302in"/>
          <style:tab-stop style:type="left" style:position="3.5513in"/>
          <style:tab-stop style:type="left" style:position="4.95in"/>
          <style:tab-stop style:type="left" style:position="5.7166in"/>
          <style:tab-stop style:type="left" style:position="7.125in"/>
          <style:tab-stop style:type="left" style:position="7.3354in"/>
        </style:tab-stops>
      </style:paragraph-properties>
    </style:style>
    <style:style style:name="T68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69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70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71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72" style:parent-style-name="Основнойшрифтабзаца" style:family="text">
      <style:text-properties fo:letter-spacing="-0.0006in"/>
    </style:style>
    <style:style style:name="T73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74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75" style:parent-style-name="Основнойшрифтабзаца" style:family="text">
      <style:text-properties fo:letter-spacing="0.0687in"/>
    </style:style>
    <style:style style:name="T76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77" style:parent-style-name="Основнойшрифтабзаца" style:family="text">
      <style:text-properties fo:letter-spacing="-0.0006in"/>
    </style:style>
    <style:style style:name="T78" style:parent-style-name="Основнойшрифтабзаца" style:family="text">
      <style:text-properties fo:letter-spacing="-0.0326in"/>
    </style:style>
    <style:style style:name="T79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80" style:parent-style-name="Основнойшрифтабзаца" style:family="text">
      <style:text-properties fo:letter-spacing="0.034in"/>
    </style:style>
    <style:style style:name="T81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82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83" style:parent-style-name="Основнойшрифтабзаца" style:family="text">
      <style:text-properties fo:letter-spacing="-0.0041in"/>
    </style:style>
    <style:style style:name="T84" style:parent-style-name="Основнойшрифтабзаца" style:family="text">
      <style:text-properties fo:letter-spacing="-0.0006in"/>
    </style:style>
    <style:style style:name="T85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86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87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88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89" style:parent-style-name="Основнойшрифтабзаца" style:family="text">
      <style:text-properties fo:letter-spacing="-0.0034in"/>
    </style:style>
    <style:style style:name="T90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91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92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93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94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95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96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97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98" style:parent-style-name="Standard" style:family="paragraph">
      <style:paragraph-properties fo:margin-left="0.4923in">
        <style:tab-stops/>
      </style:paragraph-properties>
    </style:style>
    <style:style style:name="T99" style:parent-style-name="Основнойшрифтабзаца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100" style:parent-style-name="Основнойшрифтабзаца" style:family="text">
      <style:text-properties style:font-name="Times New Roman" style:font-name-complex="Times New Roman" fo:font-weight="bold" style:font-weight-asian="bold" fo:letter-spacing="-0.0041in" fo:font-size="10pt" style:font-size-asian="10pt" style:font-size-complex="10pt"/>
    </style:style>
    <style:style style:name="T101" style:parent-style-name="Основнойшрифтабзаца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102" style:parent-style-name="Основнойшрифтабзаца" style:family="text">
      <style:text-properties style:font-name="Times New Roman" style:font-name-complex="Times New Roman" fo:font-weight="bold" style:font-weight-asian="bold" fo:letter-spacing="-0.0041in" fo:font-size="10pt" style:font-size-asian="10pt" style:font-size-complex="10pt"/>
    </style:style>
    <style:style style:name="T103" style:parent-style-name="Основнойшрифтабзаца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104" style:parent-style-name="Основнойшрифтабзаца" style:family="text">
      <style:text-properties style:font-name="Times New Roman" style:font-name-complex="Times New Roman" fo:font-weight="bold" style:font-weight-asian="bold" fo:letter-spacing="-0.0034in" fo:font-size="10pt" style:font-size-asian="10pt" style:font-size-complex="10pt"/>
    </style:style>
    <style:style style:name="T105" style:parent-style-name="Основнойшрифтабзаца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106" style:parent-style-name="Основнойшрифтабзаца" style:family="text">
      <style:text-properties style:font-name="Times New Roman" style:font-name-complex="Times New Roman" fo:font-weight="bold" style:font-weight-asian="bold" fo:letter-spacing="-0.0034in" fo:font-size="10pt" style:font-size-asian="10pt" style:font-size-complex="10pt"/>
    </style:style>
    <style:style style:name="T107" style:parent-style-name="Основнойшрифтабзаца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108" style:parent-style-name="Textbody" style:family="paragraph">
      <style:paragraph-properties fo:margin-left="0.6152in">
        <style:tab-stops>
          <style:tab-stop style:type="left" style:position="2.6104in"/>
          <style:tab-stop style:type="left" style:position="3.4972in"/>
          <style:tab-stop style:type="left" style:position="4.843in"/>
          <style:tab-stop style:type="left" style:position="7.3437in"/>
        </style:tab-stops>
      </style:paragraph-properties>
    </style:style>
    <style:style style:name="T109" style:parent-style-name="Основнойшрифтабзаца" style:family="text">
      <style:text-properties fo:font-weight="bold" style:font-weight-asian="bold"/>
    </style:style>
    <style:style style:name="T110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11" style:parent-style-name="Основнойшрифтабзаца" style:family="text">
      <style:text-properties fo:letter-spacing="-0.0006in"/>
    </style:style>
    <style:style style:name="T112" style:parent-style-name="Основнойшрифтабзаца" style:family="text">
      <style:text-properties fo:font-weight="bold" style:font-weight-asian="bold"/>
    </style:style>
    <style:style style:name="T113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14" style:parent-style-name="Основнойшрифтабзаца" style:family="text">
      <style:text-properties fo:letter-spacing="-0.0013in"/>
    </style:style>
    <style:style style:name="T115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16" style:parent-style-name="Основнойшрифтабзаца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7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18" style:parent-style-name="Основнойшрифтабзаца" style:family="text">
      <style:text-properties fo:letter-spacing="0.027in"/>
    </style:style>
    <style:style style:name="T119" style:parent-style-name="Основнойшрифтабзаца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20" style:parent-style-name="Textbody" style:family="paragraph">
      <style:paragraph-properties fo:margin-left="0.6152in">
        <style:tab-stops>
          <style:tab-stop style:type="left" style:position="7.3541in"/>
        </style:tab-stops>
      </style:paragraph-properties>
    </style:style>
    <style:style style:name="T121" style:parent-style-name="Основнойшрифтабзаца" style:family="text">
      <style:text-properties fo:letter-spacing="-0.0034in"/>
    </style:style>
    <style:style style:name="T122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123" style:parent-style-name="Абзацсписка" style:list-style-name="WWNum12" style:family="paragraph">
      <style:paragraph-properties fo:widows="0" fo:orphans="0" fo:margin-bottom="0in">
        <style:tab-stops>
          <style:tab-stop style:type="left" style:position="7.3541in"/>
        </style:tab-stops>
      </style:paragraph-properties>
      <style:text-properties style:font-name="Times New Roman" style:font-name-asian="Times New Roman" style:font-name-complex="Times New Roman" fo:font-weight="bold" style:font-weight-asian="bold" text:display="none" fo:font-size="10pt" style:font-size-asian="10pt" style:font-size-complex="10pt" style:language-asian="en" style:country-asian="US" fo:hyphenate="true"/>
    </style:style>
    <style:style style:name="P124" style:parent-style-name="Абзацсписка" style:list-style-name="WWNum12" style:family="paragraph">
      <style:paragraph-properties fo:widows="0" fo:orphans="0" fo:margin-bottom="0in">
        <style:tab-stops>
          <style:tab-stop style:type="left" style:position="7.3541in"/>
        </style:tab-stops>
      </style:paragraph-properties>
      <style:text-properties style:font-name="Times New Roman" style:font-name-asian="Times New Roman" style:font-name-complex="Times New Roman" fo:font-weight="bold" style:font-weight-asian="bold" text:display="none" fo:font-size="10pt" style:font-size-asian="10pt" style:font-size-complex="10pt" style:language-asian="en" style:country-asian="US" fo:hyphenate="true"/>
    </style:style>
    <style:style style:name="P125" style:parent-style-name="Абзацсписка" style:list-style-name="WWNum12" style:family="paragraph">
      <style:paragraph-properties fo:widows="0" fo:orphans="0" fo:margin-bottom="0in">
        <style:tab-stops>
          <style:tab-stop style:type="left" style:position="7.3541in"/>
        </style:tab-stops>
      </style:paragraph-properties>
      <style:text-properties style:font-name="Times New Roman" style:font-name-asian="Times New Roman" style:font-name-complex="Times New Roman" fo:font-weight="bold" style:font-weight-asian="bold" text:display="none" fo:font-size="10pt" style:font-size-asian="10pt" style:font-size-complex="10pt" style:language-asian="en" style:country-asian="US" fo:hyphenate="true"/>
    </style:style>
    <style:style style:name="P126" style:parent-style-name="Абзацсписка" style:list-style-name="WWNum12" style:family="paragraph">
      <style:paragraph-properties fo:widows="0" fo:orphans="0" fo:margin-bottom="0in">
        <style:tab-stops>
          <style:tab-stop style:type="left" style:position="7.3541in"/>
        </style:tab-stops>
      </style:paragraph-properties>
      <style:text-properties style:font-name="Times New Roman" style:font-name-asian="Times New Roman" style:font-name-complex="Times New Roman" fo:font-weight="bold" style:font-weight-asian="bold" text:display="none" fo:font-size="10pt" style:font-size-asian="10pt" style:font-size-complex="10pt" style:language-asian="en" style:country-asian="US" fo:hyphenate="true"/>
    </style:style>
    <style:style style:name="P127" style:parent-style-name="Textbody" style:list-style-name="WWNum12" style:family="paragraph">
      <style:paragraph-properties>
        <style:tab-stops>
          <style:tab-stop style:type="left" style:position="6.8541in"/>
        </style:tab-stops>
      </style:paragraph-properties>
    </style:style>
    <style:style style:name="T128" style:parent-style-name="Основнойшрифтабзаца" style:family="text">
      <style:text-properties fo:font-weight="bold" style:font-weight-asian="bold"/>
    </style:style>
    <style:style style:name="T129" style:parent-style-name="Основнойшрифтабзаца" style:family="text">
      <style:text-properties fo:font-weight="bold" style:font-weight-asian="bold" fo:letter-spacing="-0.0048in"/>
    </style:style>
    <style:style style:name="T130" style:parent-style-name="Основнойшрифтабзаца" style:family="text">
      <style:text-properties fo:font-weight="bold" style:font-weight-asian="bold"/>
    </style:style>
    <style:style style:name="T131" style:parent-style-name="Основнойшрифтабзаца" style:family="text">
      <style:text-properties fo:font-weight="bold" style:font-weight-asian="bold" fo:letter-spacing="-0.0048in"/>
    </style:style>
    <style:style style:name="T132" style:parent-style-name="Основнойшрифтабзаца" style:family="text">
      <style:text-properties fo:font-weight="bold" style:font-weight-asian="bold"/>
    </style:style>
    <style:style style:name="T133" style:parent-style-name="Основнойшрифтабзаца" style:family="text">
      <style:text-properties fo:font-weight="bold" style:font-weight-asian="bold" fo:letter-spacing="-0.0041in"/>
    </style:style>
    <style:style style:name="T134" style:parent-style-name="Основнойшрифтабзаца" style:family="text">
      <style:text-properties fo:font-weight="bold" style:font-weight-asian="bold"/>
    </style:style>
    <style:style style:name="T135" style:parent-style-name="Основнойшрифтабзаца" style:family="text">
      <style:text-properties fo:font-weight="bold" style:font-weight-asian="bold" fo:letter-spacing="-0.0041in"/>
    </style:style>
    <style:style style:name="T136" style:parent-style-name="Основнойшрифтабзаца" style:family="text">
      <style:text-properties fo:font-weight="bold" style:font-weight-asian="bold"/>
    </style:style>
    <style:style style:name="T137" style:parent-style-name="Основнойшрифтабзаца" style:family="text">
      <style:text-properties fo:font-weight="bold" style:font-weight-asian="bold" fo:letter-spacing="-0.0041in"/>
    </style:style>
    <style:style style:name="T138" style:parent-style-name="Основнойшрифтабзаца" style:family="text">
      <style:text-properties fo:font-weight="bold" style:font-weight-asian="bold"/>
    </style:style>
    <style:style style:name="P139" style:parent-style-name="Textbody" style:family="paragraph">
      <style:paragraph-properties fo:margin-left="0.6152in">
        <style:tab-stops>
          <style:tab-stop style:type="left" style:position="7.3541in"/>
        </style:tab-stops>
      </style:paragraph-properties>
      <style:text-properties fo:font-weight="bold" style:font-weight-asian="bold" fo:font-style="italic" style:font-style-asian="italic"/>
    </style:style>
    <style:style style:name="P140" style:parent-style-name="Textbody" style:family="paragraph">
      <style:paragraph-properties fo:margin-left="0.6152in">
        <style:tab-stops>
          <style:tab-stop style:type="left" style:position="3.4076in"/>
          <style:tab-stop style:type="left" style:position="5.9486in"/>
        </style:tab-stops>
      </style:paragraph-properties>
    </style:style>
    <style:style style:name="T141" style:parent-style-name="Основнойшрифтабзаца" style:family="text">
      <style:text-properties fo:letter-spacing="-0.0034in"/>
    </style:style>
    <style:style style:name="T142" style:parent-style-name="Основнойшрифтабзаца" style:family="text">
      <style:text-properties fo:letter-spacing="-0.002in"/>
    </style:style>
    <style:style style:name="T143" style:parent-style-name="Основнойшрифтабзаца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144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45" style:parent-style-name="Основнойшрифтабзаца" style:family="text">
      <style:text-properties fo:letter-spacing="-0.0027in"/>
    </style:style>
    <style:style style:name="T146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47" style:parent-style-name="Основнойшрифтабзаца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148" style:parent-style-name="Основнойшрифтабзаца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49" style:parent-style-name="Основнойшрифтабзаца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150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51" style:parent-style-name="Основнойшрифтабзаца" style:family="text">
      <style:text-properties fo:letter-spacing="0.0243in"/>
    </style:style>
    <style:style style:name="T152" style:parent-style-name="Основнойшрифтабзаца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153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54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55" style:parent-style-name="Основнойшрифтабзаца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56" style:parent-style-name="Основнойшрифтабзаца" style:family="text">
      <style:text-properties fo:letter-spacing="-0.0034in"/>
    </style:style>
    <style:style style:name="T157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58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59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60" style:parent-style-name="Основнойшрифтабзаца" style:family="text">
      <style:text-properties fo:letter-spacing="-0.0048in"/>
    </style:style>
    <style:style style:name="T161" style:parent-style-name="Основнойшрифтабзаца" style:family="text">
      <style:text-properties fo:font-weight="bold" style:font-weight-asian="bold" fo:language="en" fo:country="US"/>
    </style:style>
    <style:style style:name="T162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63" style:parent-style-name="Основнойшрифтабзаца" style:family="text">
      <style:text-properties fo:font-weight="bold" style:font-weight-asian="bold"/>
    </style:style>
    <style:style style:name="T164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65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66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67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168" style:parent-style-name="Textbody" style:family="paragraph">
      <style:paragraph-properties fo:margin-left="0.6152in">
        <style:tab-stops>
          <style:tab-stop style:type="left" style:position="3.4076in"/>
          <style:tab-stop style:type="left" style:position="5.9486in"/>
        </style:tab-stops>
      </style:paragraph-properties>
    </style:style>
    <style:style style:name="T169" style:parent-style-name="Основнойшрифтабзаца" style:family="text">
      <style:text-properties fo:letter-spacing="-0.0048in"/>
    </style:style>
    <style:style style:name="T170" style:parent-style-name="Основнойшрифтабзаца" style:family="text">
      <style:text-properties fo:letter-spacing="-0.0041in"/>
    </style:style>
    <style:style style:name="T171" style:parent-style-name="Основнойшрифтабзаца" style:family="text">
      <style:text-properties fo:letter-spacing="-0.0041in"/>
    </style:style>
    <style:style style:name="T172" style:parent-style-name="Основнойшрифтабзаца" style:family="text">
      <style:text-properties fo:letter-spacing="-0.0006in"/>
    </style:style>
    <style:style style:name="T173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74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175" style:parent-style-name="Textbody" style:family="paragraph">
      <style:paragraph-properties fo:margin-left="0.6152in">
        <style:tab-stops>
          <style:tab-stop style:type="left" style:position="3.4076in"/>
          <style:tab-stop style:type="left" style:position="5.9486in"/>
        </style:tab-stops>
      </style:paragraph-properties>
    </style:style>
    <style:style style:name="T176" style:parent-style-name="Основнойшрифтабзаца" style:family="text">
      <style:text-properties fo:letter-spacing="-0.0041in"/>
    </style:style>
    <style:style style:name="T177" style:parent-style-name="Основнойшрифтабзаца" style:family="text">
      <style:text-properties fo:letter-spacing="-0.0048in"/>
    </style:style>
    <style:style style:name="T178" style:parent-style-name="Основнойшрифтабзаца" style:family="text">
      <style:text-properties fo:letter-spacing="-0.0041in"/>
    </style:style>
    <style:style style:name="T179" style:parent-style-name="Основнойшрифтабзаца" style:family="text">
      <style:text-properties fo:letter-spacing="-0.0041in"/>
    </style:style>
    <style:style style:name="T180" style:parent-style-name="Основнойшрифтабзаца" style:family="text">
      <style:text-properties fo:letter-spacing="-0.0048in"/>
    </style:style>
    <style:style style:name="T181" style:parent-style-name="Основнойшрифтабзаца" style:family="text">
      <style:text-properties fo:letter-spacing="-0.0041in"/>
    </style:style>
    <style:style style:name="T182" style:parent-style-name="Основнойшрифтабзаца" style:family="text">
      <style:text-properties fo:letter-spacing="-0.0041in"/>
    </style:style>
    <style:style style:name="T183" style:parent-style-name="Основнойшрифтабзаца" style:family="text">
      <style:text-properties fo:letter-spacing="-0.0048in"/>
    </style:style>
    <style:style style:name="T184" style:parent-style-name="Основнойшрифтабзаца" style:family="text">
      <style:text-properties fo:letter-spacing="-0.0034in"/>
    </style:style>
    <style:style style:name="T185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86" style:parent-style-name="Основнойшрифтабзаца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87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88" style:parent-style-name="Основнойшрифтабзаца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89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90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191" style:parent-style-name="Standard" style:family="paragraph">
      <style:paragraph-properties fo:margin-bottom="0.0027in" fo:line-height="102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192" style:parent-style-name="Абзацсписка" style:list-style-name="WWNum13" style:family="paragraph">
      <style:paragraph-properties fo:margin-bottom="0.0027in" fo:line-height="102%" fo:margin-left="0.2958in">
        <style:tab-stops/>
      </style:paragraph-properties>
    </style:style>
    <style:style style:name="T19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0pt" style:font-size-asian="10pt" style:font-size-complex="10pt"/>
    </style:style>
    <style:style style:name="T19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95" style:parent-style-name="Standard" style:family="paragraph">
      <style:paragraph-properties fo:margin-bottom="0.0027in" fo:line-height="102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196" style:parent-style-name="Абзацсписка" style:family="paragraph">
      <style:paragraph-properties fo:margin-bottom="0.0027in" fo:line-height="102%" fo:margin-left="0.5909in">
        <style:tab-stops/>
      </style:paragraph-properties>
    </style:style>
    <style:style style:name="T197" style:parent-style-name="Основнойшрифтабзаца" style:family="text">
      <style:text-properties style:font-name="Times New Roman" style:font-name-complex="Times New Roman" fo:font-size="10pt" style:font-size-asian="10pt" style:font-size-complex="10pt" style:text-underline-type="single" style:text-underline-style="solid" style:text-underline-width="auto" style:text-underline-mode="continuous"/>
    </style:style>
    <style:style style:name="T198" style:parent-style-name="Основнойшрифтабзаца" style:family="text">
      <style:text-properties style:font-name="Times New Roman" style:font-name-complex="Times New Roman" fo:font-size="10pt" style:font-size-asian="10pt" style:font-size-complex="10pt" style:text-underline-type="single" style:text-underline-style="solid" style:text-underline-width="auto" style:text-underline-mode="continuous"/>
    </style:style>
    <style:style style:name="T199" style:parent-style-name="Основнойшрифтабзаца" style:family="text">
      <style:text-properties style:font-name="Times New Roman" style:font-name-complex="Times New Roman" fo:font-size="10pt" style:font-size-asian="10pt" style:font-size-complex="10pt" style:text-underline-type="single" style:text-underline-style="solid" style:text-underline-width="auto" style:text-underline-mode="continuous"/>
    </style:style>
    <style:style style:name="T200" style:parent-style-name="Основнойшрифтабзаца" style:family="text">
      <style:text-properties style:font-name="Times New Roman" style:font-name-complex="Times New Roman" fo:font-size="10pt" style:font-size-asian="10pt" style:font-size-complex="10pt" style:text-underline-type="single" style:text-underline-style="solid" style:text-underline-width="auto" style:text-underline-mode="continuous"/>
    </style:style>
    <style:style style:name="T201" style:parent-style-name="Основнойшрифтабзаца" style:family="text">
      <style:text-properties style:font-name="Times New Roman" style:font-name-complex="Times New Roman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02" style:parent-style-name="Основнойшрифтабзаца" style:family="text">
      <style:text-properties style:font-name="Times New Roman" style:font-name-complex="Times New Roman" fo:font-size="10pt" style:font-size-asian="10pt" style:font-size-complex="10pt" style:text-underline-type="single" style:text-underline-style="solid" style:text-underline-width="auto" style:text-underline-mode="continuous"/>
    </style:style>
    <style:style style:name="T203" style:parent-style-name="Основнойшрифтабзаца" style:family="text">
      <style:text-properties style:font-name="Times New Roman" style:font-name-complex="Times New Roman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04" style:parent-style-name="Основнойшрифтабзаца" style:family="text">
      <style:text-properties style:font-name="Times New Roman" style:font-name-complex="Times New Roman" fo:font-size="10pt" style:font-size-asian="10pt" style:font-size-complex="10pt" style:text-underline-type="single" style:text-underline-style="solid" style:text-underline-width="auto" style:text-underline-mode="continuous"/>
    </style:style>
    <style:style style:name="T205" style:parent-style-name="Основнойшрифтабзаца" style:family="text">
      <style:text-properties style:font-name="Times New Roman" style:font-name-complex="Times New Roman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06" style:parent-style-name="Основнойшрифтабзаца" style:family="text">
      <style:text-properties style:font-name="Times New Roman" style:font-name-complex="Times New Roman" fo:font-size="10pt" style:font-size-asian="10pt" style:font-size-complex="10pt" style:text-underline-type="single" style:text-underline-style="solid" style:text-underline-width="auto" style:text-underline-mode="continuous"/>
    </style:style>
    <style:style style:name="T207" style:parent-style-name="Основнойшрифтабзаца" style:family="text">
      <style:text-properties style:font-name="Times New Roman" style:font-name-complex="Times New Roman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08" style:parent-style-name="Основнойшрифтабзаца" style:family="text">
      <style:text-properties style:font-name="Times New Roman" style:font-name-complex="Times New Roman" fo:font-size="10pt" style:font-size-asian="10pt" style:font-size-complex="10pt" style:text-underline-type="single" style:text-underline-style="solid" style:text-underline-width="auto" style:text-underline-mode="continuous"/>
    </style:style>
    <style:style style:name="P209" style:parent-style-name="Абзацсписка" style:family="paragraph">
      <style:paragraph-properties fo:margin-bottom="0.0027in" fo:line-height="102%" fo:margin-left="0.5909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0pt" style:font-size-asian="10pt" style:font-size-complex="10pt"/>
    </style:style>
    <style:style style:name="P210" style:parent-style-name="Standard" style:list-style-name="WWNum13" style:family="paragraph">
      <style:paragraph-properties fo:margin-bottom="0.1944in" fo:line-height="90%" fo:margin-left="0.2958in">
        <style:tab-stops/>
      </style:paragraph-properties>
    </style:style>
    <style:style style:name="T21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0pt" style:font-size-asian="10pt" style:font-size-complex="10pt"/>
    </style:style>
    <style:style style:name="T21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0pt" style:font-size-asian="10pt" style:font-size-complex="10pt"/>
    </style:style>
    <style:style style:name="T21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T214" style:parent-style-name="Основнойшрифтабзаца" style:family="text">
      <style:text-properties style:font-name="Droid Sans Fallback" style:font-name-complex="Times New Roman" fo:color="#C586C0" fo:font-size="10.5pt" style:font-size-asian="10.5pt" style:font-size-complex="10.5pt" fo:background-color="#1E1E1E" fo:language="en" fo:country="US"/>
    </style:style>
    <style:style style:name="T215" style:parent-style-name="Основнойшрифтабзаца" style:family="text">
      <style:text-properties style:font-name="Droid Sans Fallback" style:font-name-complex="Times New Roman" fo:color="#569CD6" fo:font-size="10.5pt" style:font-size-asian="10.5pt" style:font-size-complex="10.5pt" fo:background-color="#1E1E1E" fo:language="en" fo:country="US"/>
    </style:style>
    <style:style style:name="T216" style:parent-style-name="Основнойшрифтабзаца" style:family="text">
      <style:text-properties style:font-name="Droid Sans Fallback" style:font-name-complex="Times New Roman" fo:color="#CE9178" fo:font-size="10.5pt" style:font-size-asian="10.5pt" style:font-size-complex="10.5pt" fo:background-color="#1E1E1E" fo:language="en" fo:country="US"/>
    </style:style>
    <style:style style:name="P217" style:parent-style-name="Standard" style:family="paragraph">
      <style:paragraph-properties style:line-height-at-least="0.1979in"/>
    </style:style>
    <style:style style:name="T218" style:parent-style-name="Основнойшрифтабзаца" style:family="text">
      <style:text-properties style:font-name="Droid Sans Mono" fo:color="#569CD6" fo:font-size="10.5pt" style:font-size-asian="10.5pt" fo:background-color="#1E1E1E" fo:language="en" fo:country="US"/>
    </style:style>
    <style:style style:name="T219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220" style:parent-style-name="Основнойшрифтабзаца" style:family="text">
      <style:text-properties style:font-name="Droid Sans Mono" fo:color="#569CD6" fo:font-size="10.5pt" style:font-size-asian="10.5pt" fo:background-color="#1E1E1E" fo:language="en" fo:country="US"/>
    </style:style>
    <style:style style:name="T221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222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223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224" style:parent-style-name="Основнойшрифтабзаца" style:family="text">
      <style:text-properties style:font-name="Droid Sans Mono" fo:color="#B5CEA8" fo:font-size="10.5pt" style:font-size-asian="10.5pt" fo:background-color="#1E1E1E" fo:language="en" fo:country="US"/>
    </style:style>
    <style:style style:name="T225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P226" style:parent-style-name="Standard" style:family="paragraph">
      <style:paragraph-properties style:line-height-at-least="0.1979in"/>
    </style:style>
    <style:style style:name="T227" style:parent-style-name="Основнойшрифтабзаца" style:family="text">
      <style:text-properties style:font-name="Droid Sans Mono" fo:color="#569CD6" fo:font-size="10.5pt" style:font-size-asian="10.5pt" fo:background-color="#1E1E1E" fo:language="en" fo:country="US"/>
    </style:style>
    <style:style style:name="T228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229" style:parent-style-name="Основнойшрифтабзаца" style:family="text">
      <style:text-properties style:font-name="Droid Sans Mono" fo:color="#569CD6" fo:font-size="10.5pt" style:font-size-asian="10.5pt" fo:background-color="#1E1E1E" fo:language="en" fo:country="US"/>
    </style:style>
    <style:style style:name="T230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231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232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233" style:parent-style-name="Основнойшрифтабзаца" style:family="text">
      <style:text-properties style:font-name="Droid Sans Mono" fo:color="#B5CEA8" fo:font-size="10.5pt" style:font-size-asian="10.5pt" fo:background-color="#1E1E1E" fo:language="en" fo:country="US"/>
    </style:style>
    <style:style style:name="T234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P235" style:parent-style-name="Standard" style:family="paragraph">
      <style:paragraph-properties style:line-height-at-least="0.1979in"/>
      <style:text-properties fo:language="en" fo:country="US"/>
    </style:style>
    <style:style style:name="P236" style:parent-style-name="Standard" style:family="paragraph">
      <style:paragraph-properties style:line-height-at-least="0.1979in"/>
    </style:style>
    <style:style style:name="T237" style:parent-style-name="Основнойшрифтабзаца" style:family="text">
      <style:text-properties style:font-name="Droid Sans Mono" fo:color="#569CD6" fo:font-size="10.5pt" style:font-size-asian="10.5pt" fo:background-color="#1E1E1E" fo:language="en" fo:country="US"/>
    </style:style>
    <style:style style:name="T238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239" style:parent-style-name="Основнойшрифтабзаца" style:family="text">
      <style:text-properties style:font-name="Droid Sans Mono" fo:color="#DCDCAA" fo:font-size="10.5pt" style:font-size-asian="10.5pt" fo:background-color="#1E1E1E" fo:language="en" fo:country="US"/>
    </style:style>
    <style:style style:name="T240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241" style:parent-style-name="Основнойшрифтабзаца" style:family="text">
      <style:text-properties style:font-name="Droid Sans Mono" fo:color="#569CD6" fo:font-size="10.5pt" style:font-size-asian="10.5pt" fo:background-color="#1E1E1E" fo:language="en" fo:country="US"/>
    </style:style>
    <style:style style:name="T242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243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244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245" style:parent-style-name="Основнойшрифтабзаца" style:family="text">
      <style:text-properties style:font-name="Droid Sans Mono" fo:color="#569CD6" fo:font-size="10.5pt" style:font-size-asian="10.5pt" fo:background-color="#1E1E1E" fo:language="en" fo:country="US"/>
    </style:style>
    <style:style style:name="T246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247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248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P249" style:parent-style-name="Standard" style:family="paragraph">
      <style:paragraph-properties style:line-height-at-least="0.1979in"/>
    </style:style>
    <style:style style:name="T250" style:parent-style-name="Основнойшрифтабзаца" style:family="text">
      <style:text-properties style:font-name="Droid Sans Mono" fo:color="#C586C0" fo:font-size="10.5pt" style:font-size-asian="10.5pt" fo:background-color="#1E1E1E" fo:language="en" fo:country="US"/>
    </style:style>
    <style:style style:name="T251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252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253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254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255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P256" style:parent-style-name="Standard" style:family="paragraph">
      <style:paragraph-properties style:line-height-at-least="0.1979in"/>
    </style:style>
    <style:style style:name="T257" style:parent-style-name="Основнойшрифтабзаца" style:family="text">
      <style:text-properties style:font-name="Droid Sans Mono" fo:color="#C586C0" fo:font-size="10.5pt" style:font-size-asian="10.5pt" fo:background-color="#1E1E1E" fo:language="en" fo:country="US"/>
    </style:style>
    <style:style style:name="T258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259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260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P261" style:parent-style-name="Standard" style:family="paragraph">
      <style:paragraph-properties style:line-height-at-least="0.1979in"/>
    </style:style>
    <style:style style:name="T262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263" style:parent-style-name="Основнойшрифтабзаца" style:family="text">
      <style:text-properties style:font-name="Droid Sans Mono" fo:color="#C586C0" fo:font-size="10.5pt" style:font-size-asian="10.5pt" fo:background-color="#1E1E1E" fo:language="en" fo:country="US"/>
    </style:style>
    <style:style style:name="T264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P265" style:parent-style-name="Standard" style:family="paragraph">
      <style:paragraph-properties style:line-height-at-least="0.1979in"/>
    </style:style>
    <style:style style:name="T266" style:parent-style-name="Основнойшрифтабзаца" style:family="text">
      <style:text-properties style:font-name="Droid Sans Mono" fo:color="#C586C0" fo:font-size="10.5pt" style:font-size-asian="10.5pt" fo:background-color="#1E1E1E" fo:language="en" fo:country="US"/>
    </style:style>
    <style:style style:name="T267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268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269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P270" style:parent-style-name="Standard" style:family="paragraph">
      <style:paragraph-properties style:line-height-at-least="0.1979in"/>
      <style:text-properties style:font-name="Droid Sans Mono" fo:color="#D4D4D4" fo:font-size="10.5pt" style:font-size-asian="10.5pt" fo:background-color="#1E1E1E" fo:language="en" fo:country="US"/>
    </style:style>
    <style:style style:name="P271" style:parent-style-name="Standard" style:family="paragraph">
      <style:paragraph-properties style:line-height-at-least="0.1979in"/>
      <style:text-properties style:font-name="Droid Sans Mono" fo:color="#D4D4D4" fo:font-size="10.5pt" style:font-size-asian="10.5pt" fo:background-color="#1E1E1E" fo:language="en" fo:country="US"/>
    </style:style>
    <style:style style:name="P272" style:parent-style-name="Standard" style:family="paragraph">
      <style:paragraph-properties style:line-height-at-least="0.1979in"/>
      <style:text-properties fo:language="en" fo:country="US"/>
    </style:style>
    <style:style style:name="P273" style:parent-style-name="Standard" style:family="paragraph">
      <style:paragraph-properties style:line-height-at-least="0.1979in"/>
    </style:style>
    <style:style style:name="T274" style:parent-style-name="Основнойшрифтабзаца" style:family="text">
      <style:text-properties style:font-name="Droid Sans Mono" fo:color="#569CD6" fo:font-size="10.5pt" style:font-size-asian="10.5pt" fo:background-color="#1E1E1E" fo:language="en" fo:country="US"/>
    </style:style>
    <style:style style:name="T275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276" style:parent-style-name="Основнойшрифтабзаца" style:family="text">
      <style:text-properties style:font-name="Droid Sans Mono" fo:color="#DCDCAA" fo:font-size="10.5pt" style:font-size-asian="10.5pt" fo:background-color="#1E1E1E" fo:language="en" fo:country="US"/>
    </style:style>
    <style:style style:name="T277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278" style:parent-style-name="Основнойшрифтабзаца" style:family="text">
      <style:text-properties style:font-name="Droid Sans Mono" fo:color="#569CD6" fo:font-size="10.5pt" style:font-size-asian="10.5pt" fo:background-color="#1E1E1E" fo:language="en" fo:country="US"/>
    </style:style>
    <style:style style:name="T279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280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281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P282" style:parent-style-name="Standard" style:family="paragraph">
      <style:paragraph-properties style:line-height-at-least="0.1979in"/>
    </style:style>
    <style:style style:name="T283" style:parent-style-name="Основнойшрифтабзаца" style:family="text">
      <style:text-properties style:font-name="Droid Sans Mono" fo:color="#C586C0" fo:font-size="10.5pt" style:font-size-asian="10.5pt" fo:background-color="#1E1E1E" fo:language="en" fo:country="US"/>
    </style:style>
    <style:style style:name="T284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285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286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287" style:parent-style-name="Основнойшрифтабзаца" style:family="text">
      <style:text-properties style:font-name="Droid Sans Mono" fo:color="#B5CEA8" fo:font-size="10.5pt" style:font-size-asian="10.5pt" fo:background-color="#1E1E1E" fo:language="en" fo:country="US"/>
    </style:style>
    <style:style style:name="T288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P289" style:parent-style-name="Standard" style:family="paragraph">
      <style:paragraph-properties style:line-height-at-least="0.1979in"/>
    </style:style>
    <style:style style:name="T290" style:parent-style-name="Основнойшрифтабзаца" style:family="text">
      <style:text-properties style:font-name="Droid Sans Mono" fo:color="#C586C0" fo:font-size="10.5pt" style:font-size-asian="10.5pt" fo:background-color="#1E1E1E" fo:language="en" fo:country="US"/>
    </style:style>
    <style:style style:name="T291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292" style:parent-style-name="Основнойшрифтабзаца" style:family="text">
      <style:text-properties style:font-name="Droid Sans Mono" fo:color="#B5CEA8" fo:font-size="10.5pt" style:font-size-asian="10.5pt" fo:background-color="#1E1E1E" fo:language="en" fo:country="US"/>
    </style:style>
    <style:style style:name="T293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P294" style:parent-style-name="Standard" style:family="paragraph">
      <style:paragraph-properties style:line-height-at-least="0.1979in"/>
      <style:text-properties style:font-name="Droid Sans Mono" fo:color="#D4D4D4" fo:font-size="10.5pt" style:font-size-asian="10.5pt" fo:background-color="#1E1E1E" fo:language="en" fo:country="US"/>
    </style:style>
    <style:style style:name="P295" style:parent-style-name="Standard" style:family="paragraph">
      <style:paragraph-properties style:line-height-at-least="0.1979in"/>
    </style:style>
    <style:style style:name="T296" style:parent-style-name="Основнойшрифтабзаца" style:family="text">
      <style:text-properties style:font-name="Droid Sans Mono" fo:color="#C586C0" fo:font-size="10.5pt" style:font-size-asian="10.5pt" fo:background-color="#1E1E1E" fo:language="en" fo:country="US"/>
    </style:style>
    <style:style style:name="T297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298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299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300" style:parent-style-name="Основнойшрифтабзаца" style:family="text">
      <style:text-properties style:font-name="Droid Sans Mono" fo:color="#B5CEA8" fo:font-size="10.5pt" style:font-size-asian="10.5pt" fo:background-color="#1E1E1E" fo:language="en" fo:country="US"/>
    </style:style>
    <style:style style:name="T301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P302" style:parent-style-name="Standard" style:family="paragraph">
      <style:paragraph-properties style:line-height-at-least="0.1979in"/>
    </style:style>
    <style:style style:name="T303" style:parent-style-name="Основнойшрифтабзаца" style:family="text">
      <style:text-properties style:font-name="Droid Sans Mono" fo:color="#C586C0" fo:font-size="10.5pt" style:font-size-asian="10.5pt" fo:background-color="#1E1E1E" fo:language="en" fo:country="US"/>
    </style:style>
    <style:style style:name="T304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305" style:parent-style-name="Основнойшрифтабзаца" style:family="text">
      <style:text-properties style:font-name="Droid Sans Mono" fo:color="#B5CEA8" fo:font-size="10.5pt" style:font-size-asian="10.5pt" fo:background-color="#1E1E1E" fo:language="en" fo:country="US"/>
    </style:style>
    <style:style style:name="T306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P307" style:parent-style-name="Standard" style:family="paragraph">
      <style:paragraph-properties style:line-height-at-least="0.1979in"/>
    </style:style>
    <style:style style:name="T308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309" style:parent-style-name="Основнойшрифтабзаца" style:family="text">
      <style:text-properties style:font-name="Droid Sans Mono" fo:color="#C586C0" fo:font-size="10.5pt" style:font-size-asian="10.5pt" fo:background-color="#1E1E1E" fo:language="en" fo:country="US"/>
    </style:style>
    <style:style style:name="T310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P311" style:parent-style-name="Standard" style:family="paragraph">
      <style:paragraph-properties style:line-height-at-least="0.1979in"/>
    </style:style>
    <style:style style:name="T312" style:parent-style-name="Основнойшрифтабзаца" style:family="text">
      <style:text-properties style:font-name="Droid Sans Mono" fo:color="#C586C0" fo:font-size="10.5pt" style:font-size-asian="10.5pt" fo:background-color="#1E1E1E" fo:language="en" fo:country="US"/>
    </style:style>
    <style:style style:name="T313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314" style:parent-style-name="Основнойшрифтабзаца" style:family="text">
      <style:text-properties style:font-name="Droid Sans Mono" fo:color="#B5CEA8" fo:font-size="10.5pt" style:font-size-asian="10.5pt" fo:background-color="#1E1E1E" fo:language="en" fo:country="US"/>
    </style:style>
    <style:style style:name="T315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P316" style:parent-style-name="Standard" style:family="paragraph">
      <style:paragraph-properties style:line-height-at-least="0.1979in"/>
      <style:text-properties style:font-name="Droid Sans Mono" fo:color="#D4D4D4" fo:font-size="10.5pt" style:font-size-asian="10.5pt" fo:background-color="#1E1E1E" fo:language="en" fo:country="US"/>
    </style:style>
    <style:style style:name="P317" style:parent-style-name="Standard" style:family="paragraph">
      <style:paragraph-properties style:line-height-at-least="0.1979in"/>
      <style:text-properties style:font-name="Droid Sans Mono" fo:color="#D4D4D4" fo:font-size="10.5pt" style:font-size-asian="10.5pt" fo:background-color="#1E1E1E" fo:language="en" fo:country="US"/>
    </style:style>
    <style:style style:name="P318" style:parent-style-name="Standard" style:family="paragraph">
      <style:paragraph-properties style:line-height-at-least="0.1979in"/>
      <style:text-properties fo:language="en" fo:country="US"/>
    </style:style>
    <style:style style:name="P319" style:parent-style-name="Standard" style:family="paragraph">
      <style:paragraph-properties style:line-height-at-least="0.1979in"/>
    </style:style>
    <style:style style:name="T320" style:parent-style-name="Основнойшрифтабзаца" style:family="text">
      <style:text-properties style:font-name="Droid Sans Mono" fo:color="#569CD6" fo:font-size="10.5pt" style:font-size-asian="10.5pt" fo:background-color="#1E1E1E" fo:language="en" fo:country="US"/>
    </style:style>
    <style:style style:name="T321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322" style:parent-style-name="Основнойшрифтабзаца" style:family="text">
      <style:text-properties style:font-name="Droid Sans Mono" fo:color="#DCDCAA" fo:font-size="10.5pt" style:font-size-asian="10.5pt" fo:background-color="#1E1E1E" fo:language="en" fo:country="US"/>
    </style:style>
    <style:style style:name="T323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324" style:parent-style-name="Основнойшрифтабзаца" style:family="text">
      <style:text-properties style:font-name="Droid Sans Mono" fo:color="#569CD6" fo:font-size="10.5pt" style:font-size-asian="10.5pt" fo:background-color="#1E1E1E" fo:language="en" fo:country="US"/>
    </style:style>
    <style:style style:name="T325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326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327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328" style:parent-style-name="Основнойшрифтабзаца" style:family="text">
      <style:text-properties style:font-name="Droid Sans Mono" fo:color="#569CD6" fo:font-size="10.5pt" style:font-size-asian="10.5pt" fo:background-color="#1E1E1E" fo:language="en" fo:country="US"/>
    </style:style>
    <style:style style:name="T329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330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331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P332" style:parent-style-name="Standard" style:family="paragraph">
      <style:paragraph-properties style:line-height-at-least="0.1979in"/>
    </style:style>
    <style:style style:name="T333" style:parent-style-name="Основнойшрифтабзаца" style:family="text">
      <style:text-properties style:font-name="Droid Sans Mono" fo:color="#C586C0" fo:font-size="10.5pt" style:font-size-asian="10.5pt" fo:background-color="#1E1E1E" fo:language="en" fo:country="US"/>
    </style:style>
    <style:style style:name="T334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335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336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337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338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P339" style:parent-style-name="Standard" style:family="paragraph">
      <style:paragraph-properties style:line-height-at-least="0.1979in"/>
    </style:style>
    <style:style style:name="T340" style:parent-style-name="Основнойшрифтабзаца" style:family="text">
      <style:text-properties style:font-name="Droid Sans Mono" fo:color="#C586C0" fo:font-size="10.5pt" style:font-size-asian="10.5pt" fo:background-color="#1E1E1E" fo:language="en" fo:country="US"/>
    </style:style>
    <style:style style:name="T341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342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343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P344" style:parent-style-name="Standard" style:family="paragraph">
      <style:paragraph-properties style:line-height-at-least="0.1979in"/>
    </style:style>
    <style:style style:name="T345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346" style:parent-style-name="Основнойшрифтабзаца" style:family="text">
      <style:text-properties style:font-name="Droid Sans Mono" fo:color="#C586C0" fo:font-size="10.5pt" style:font-size-asian="10.5pt" fo:background-color="#1E1E1E" fo:language="en" fo:country="US"/>
    </style:style>
    <style:style style:name="T347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P348" style:parent-style-name="Standard" style:family="paragraph">
      <style:paragraph-properties style:line-height-at-least="0.1979in"/>
    </style:style>
    <style:style style:name="T349" style:parent-style-name="Основнойшрифтабзаца" style:family="text">
      <style:text-properties style:font-name="Droid Sans Mono" fo:color="#C586C0" fo:font-size="10.5pt" style:font-size-asian="10.5pt" fo:background-color="#1E1E1E" fo:language="en" fo:country="US"/>
    </style:style>
    <style:style style:name="T350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351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352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P353" style:parent-style-name="Standard" style:family="paragraph">
      <style:paragraph-properties style:line-height-at-least="0.1979in"/>
      <style:text-properties style:font-name="Droid Sans Mono" fo:color="#D4D4D4" fo:font-size="10.5pt" style:font-size-asian="10.5pt" fo:background-color="#1E1E1E" fo:language="en" fo:country="US"/>
    </style:style>
    <style:style style:name="P354" style:parent-style-name="Standard" style:family="paragraph">
      <style:paragraph-properties style:line-height-at-least="0.1979in"/>
      <style:text-properties style:font-name="Droid Sans Mono" fo:color="#D4D4D4" fo:font-size="10.5pt" style:font-size-asian="10.5pt" fo:background-color="#1E1E1E" fo:language="en" fo:country="US"/>
    </style:style>
    <style:style style:name="P355" style:parent-style-name="Standard" style:family="paragraph">
      <style:paragraph-properties style:line-height-at-least="0.1979in"/>
      <style:text-properties fo:language="en" fo:country="US"/>
    </style:style>
    <style:style style:name="P356" style:parent-style-name="Standard" style:family="paragraph">
      <style:paragraph-properties style:line-height-at-least="0.1979in"/>
    </style:style>
    <style:style style:name="T357" style:parent-style-name="Основнойшрифтабзаца" style:family="text">
      <style:text-properties style:font-name="Droid Sans Mono" fo:color="#569CD6" fo:font-size="10.5pt" style:font-size-asian="10.5pt" fo:background-color="#1E1E1E" fo:language="en" fo:country="US"/>
    </style:style>
    <style:style style:name="T358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359" style:parent-style-name="Основнойшрифтабзаца" style:family="text">
      <style:text-properties style:font-name="Droid Sans Mono" fo:color="#DCDCAA" fo:font-size="10.5pt" style:font-size-asian="10.5pt" fo:background-color="#1E1E1E" fo:language="en" fo:country="US"/>
    </style:style>
    <style:style style:name="T360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361" style:parent-style-name="Основнойшрифтабзаца" style:family="text">
      <style:text-properties style:font-name="Droid Sans Mono" fo:color="#569CD6" fo:font-size="10.5pt" style:font-size-asian="10.5pt" fo:background-color="#1E1E1E" fo:language="en" fo:country="US"/>
    </style:style>
    <style:style style:name="T362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363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364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P365" style:parent-style-name="Standard" style:family="paragraph">
      <style:paragraph-properties style:line-height-at-least="0.1979in"/>
    </style:style>
    <style:style style:name="T366" style:parent-style-name="Основнойшрифтабзаца" style:family="text">
      <style:text-properties style:font-name="Droid Sans Mono" fo:color="#C586C0" fo:font-size="10.5pt" style:font-size-asian="10.5pt" fo:background-color="#1E1E1E" fo:language="en" fo:country="US"/>
    </style:style>
    <style:style style:name="T367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368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369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370" style:parent-style-name="Основнойшрифтабзаца" style:family="text">
      <style:text-properties style:font-name="Droid Sans Mono" fo:color="#B5CEA8" fo:font-size="10.5pt" style:font-size-asian="10.5pt" fo:background-color="#1E1E1E" fo:language="en" fo:country="US"/>
    </style:style>
    <style:style style:name="T371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P372" style:parent-style-name="Standard" style:family="paragraph">
      <style:paragraph-properties style:line-height-at-least="0.1979in"/>
    </style:style>
    <style:style style:name="T373" style:parent-style-name="Основнойшрифтабзаца" style:family="text">
      <style:text-properties style:font-name="Droid Sans Mono" fo:color="#C586C0" fo:font-size="10.5pt" style:font-size-asian="10.5pt" fo:background-color="#1E1E1E" fo:language="en" fo:country="US"/>
    </style:style>
    <style:style style:name="T374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375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376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P377" style:parent-style-name="Standard" style:family="paragraph">
      <style:paragraph-properties style:line-height-at-least="0.1979in"/>
    </style:style>
    <style:style style:name="T378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379" style:parent-style-name="Основнойшрифтабзаца" style:family="text">
      <style:text-properties style:font-name="Droid Sans Mono" fo:color="#C586C0" fo:font-size="10.5pt" style:font-size-asian="10.5pt" fo:background-color="#1E1E1E" fo:language="en" fo:country="US"/>
    </style:style>
    <style:style style:name="T380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P381" style:parent-style-name="Standard" style:family="paragraph">
      <style:paragraph-properties style:line-height-at-least="0.1979in"/>
    </style:style>
    <style:style style:name="T382" style:parent-style-name="Основнойшрифтабзаца" style:family="text">
      <style:text-properties style:font-name="Droid Sans Mono" fo:color="#C586C0" fo:font-size="10.5pt" style:font-size-asian="10.5pt" fo:background-color="#1E1E1E" fo:language="en" fo:country="US"/>
    </style:style>
    <style:style style:name="T383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384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385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P386" style:parent-style-name="Standard" style:family="paragraph">
      <style:paragraph-properties style:line-height-at-least="0.1979in"/>
      <style:text-properties style:font-name="Droid Sans Mono" fo:color="#D4D4D4" fo:font-size="10.5pt" style:font-size-asian="10.5pt" fo:background-color="#1E1E1E" fo:language="en" fo:country="US"/>
    </style:style>
    <style:style style:name="P387" style:parent-style-name="Standard" style:family="paragraph">
      <style:paragraph-properties style:line-height-at-least="0.1979in"/>
      <style:text-properties style:font-name="Droid Sans Mono" fo:color="#D4D4D4" fo:font-size="10.5pt" style:font-size-asian="10.5pt" fo:background-color="#1E1E1E" fo:language="en" fo:country="US"/>
    </style:style>
    <style:style style:name="P388" style:parent-style-name="Standard" style:family="paragraph">
      <style:paragraph-properties style:line-height-at-least="0.1979in"/>
      <style:text-properties fo:language="en" fo:country="US"/>
    </style:style>
    <style:style style:name="P389" style:parent-style-name="Standard" style:family="paragraph">
      <style:paragraph-properties style:line-height-at-least="0.1979in"/>
    </style:style>
    <style:style style:name="T390" style:parent-style-name="Основнойшрифтабзаца" style:family="text">
      <style:text-properties style:font-name="Droid Sans Mono" fo:color="#569CD6" fo:font-size="10.5pt" style:font-size-asian="10.5pt" fo:background-color="#1E1E1E" fo:language="en" fo:country="US"/>
    </style:style>
    <style:style style:name="T391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392" style:parent-style-name="Основнойшрифтабзаца" style:family="text">
      <style:text-properties style:font-name="Droid Sans Mono" fo:color="#DCDCAA" fo:font-size="10.5pt" style:font-size-asian="10.5pt" fo:background-color="#1E1E1E" fo:language="en" fo:country="US"/>
    </style:style>
    <style:style style:name="T393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394" style:parent-style-name="Основнойшрифтабзаца" style:family="text">
      <style:text-properties style:font-name="Droid Sans Mono" fo:color="#569CD6" fo:font-size="10.5pt" style:font-size-asian="10.5pt" fo:background-color="#1E1E1E" fo:language="en" fo:country="US"/>
    </style:style>
    <style:style style:name="T395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396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397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398" style:parent-style-name="Основнойшрифтабзаца" style:family="text">
      <style:text-properties style:font-name="Droid Sans Mono" fo:color="#569CD6" fo:font-size="10.5pt" style:font-size-asian="10.5pt" fo:background-color="#1E1E1E" fo:language="en" fo:country="US"/>
    </style:style>
    <style:style style:name="T399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400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401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P402" style:parent-style-name="Standard" style:family="paragraph">
      <style:paragraph-properties style:line-height-at-least="0.1979in"/>
    </style:style>
    <style:style style:name="T403" style:parent-style-name="Основнойшрифтабзаца" style:family="text">
      <style:text-properties style:font-name="Droid Sans Mono" fo:color="#C586C0" fo:font-size="10.5pt" style:font-size-asian="10.5pt" fo:background-color="#1E1E1E" fo:language="en" fo:country="US"/>
    </style:style>
    <style:style style:name="T404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405" style:parent-style-name="Основнойшрифтабзаца" style:family="text">
      <style:text-properties style:font-name="Droid Sans Mono" fo:color="#DCDCAA" fo:font-size="10.5pt" style:font-size-asian="10.5pt" fo:background-color="#1E1E1E" fo:language="en" fo:country="US"/>
    </style:style>
    <style:style style:name="T406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407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408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409" style:parent-style-name="Основнойшрифтабзаца" style:family="text">
      <style:text-properties style:font-name="Droid Sans Mono" fo:color="#DCDCAA" fo:font-size="10.5pt" style:font-size-asian="10.5pt" fo:background-color="#1E1E1E" fo:language="en" fo:country="US"/>
    </style:style>
    <style:style style:name="T410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411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412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P413" style:parent-style-name="Standard" style:family="paragraph">
      <style:paragraph-properties style:line-height-at-least="0.1979in"/>
      <style:text-properties style:font-name="Droid Sans Mono" fo:color="#D4D4D4" fo:font-size="10.5pt" style:font-size-asian="10.5pt" fo:background-color="#1E1E1E" fo:language="en" fo:country="US"/>
    </style:style>
    <style:style style:name="P414" style:parent-style-name="Standard" style:family="paragraph">
      <style:paragraph-properties style:line-height-at-least="0.1979in"/>
      <style:text-properties fo:language="en" fo:country="US"/>
    </style:style>
    <style:style style:name="P415" style:parent-style-name="Standard" style:family="paragraph">
      <style:paragraph-properties style:line-height-at-least="0.1979in"/>
    </style:style>
    <style:style style:name="T416" style:parent-style-name="Основнойшрифтабзаца" style:family="text">
      <style:text-properties style:font-name="Droid Sans Mono" fo:color="#569CD6" fo:font-size="10.5pt" style:font-size-asian="10.5pt" fo:background-color="#1E1E1E" fo:language="en" fo:country="US"/>
    </style:style>
    <style:style style:name="T417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418" style:parent-style-name="Основнойшрифтабзаца" style:family="text">
      <style:text-properties style:font-name="Droid Sans Mono" fo:color="#DCDCAA" fo:font-size="10.5pt" style:font-size-asian="10.5pt" fo:background-color="#1E1E1E" fo:language="en" fo:country="US"/>
    </style:style>
    <style:style style:name="T419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P420" style:parent-style-name="Standard" style:family="paragraph">
      <style:paragraph-properties style:line-height-at-least="0.1979in"/>
    </style:style>
    <style:style style:name="T421" style:parent-style-name="Основнойшрифтабзаца" style:family="text">
      <style:text-properties style:font-name="Droid Sans Mono" fo:color="#569CD6" fo:font-size="10.5pt" style:font-size-asian="10.5pt" fo:background-color="#1E1E1E" fo:language="en" fo:country="US"/>
    </style:style>
    <style:style style:name="T422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423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424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425" style:parent-style-name="Основнойшрифтабзаца" style:family="text">
      <style:text-properties style:font-name="Droid Sans Mono" fo:color="#B5CEA8" fo:font-size="10.5pt" style:font-size-asian="10.5pt" fo:background-color="#1E1E1E" fo:language="en" fo:country="US"/>
    </style:style>
    <style:style style:name="T426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427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428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429" style:parent-style-name="Основнойшрифтабзаца" style:family="text">
      <style:text-properties style:font-name="Droid Sans Mono" fo:color="#B5CEA8" fo:font-size="10.5pt" style:font-size-asian="10.5pt" fo:background-color="#1E1E1E" fo:language="en" fo:country="US"/>
    </style:style>
    <style:style style:name="T430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431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432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433" style:parent-style-name="Основнойшрифтабзаца" style:family="text">
      <style:text-properties style:font-name="Droid Sans Mono" fo:color="#B5CEA8" fo:font-size="10.5pt" style:font-size-asian="10.5pt" fo:background-color="#1E1E1E" fo:language="en" fo:country="US"/>
    </style:style>
    <style:style style:name="T434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435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436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437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438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439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440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441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442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443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444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445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446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P447" style:parent-style-name="Standard" style:family="paragraph">
      <style:paragraph-properties style:line-height-at-least="0.1979in"/>
    </style:style>
    <style:style style:name="T448" style:parent-style-name="Основнойшрифтабзаца" style:family="text">
      <style:text-properties style:font-name="Droid Sans Mono" fo:color="#C586C0" fo:font-size="10.5pt" style:font-size-asian="10.5pt" fo:background-color="#1E1E1E" fo:language="en" fo:country="US"/>
    </style:style>
    <style:style style:name="T449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450" style:parent-style-name="Основнойшрифтабзаца" style:family="text">
      <style:text-properties style:font-name="Droid Sans Mono" fo:color="#569CD6" fo:font-size="10.5pt" style:font-size-asian="10.5pt" fo:background-color="#1E1E1E" fo:language="en" fo:country="US"/>
    </style:style>
    <style:style style:name="T451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452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453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454" style:parent-style-name="Основнойшрифтабзаца" style:family="text">
      <style:text-properties style:font-name="Droid Sans Mono" fo:color="#B5CEA8" fo:font-size="10.5pt" style:font-size-asian="10.5pt" fo:background-color="#1E1E1E" fo:language="en" fo:country="US"/>
    </style:style>
    <style:style style:name="T455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456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457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458" style:parent-style-name="Основнойшрифтабзаца" style:family="text">
      <style:text-properties style:font-name="Droid Sans Mono" fo:color="#B5CEA8" fo:font-size="10.5pt" style:font-size-asian="10.5pt" fo:background-color="#1E1E1E" fo:language="en" fo:country="US"/>
    </style:style>
    <style:style style:name="T459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460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461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P462" style:parent-style-name="Standard" style:family="paragraph">
      <style:paragraph-properties style:line-height-at-least="0.1979in"/>
    </style:style>
    <style:style style:name="T463" style:parent-style-name="Основнойшрифтабзаца" style:family="text">
      <style:text-properties style:font-name="Droid Sans Mono" fo:color="#C586C0" fo:font-size="10.5pt" style:font-size-asian="10.5pt" fo:background-color="#1E1E1E" fo:language="en" fo:country="US"/>
    </style:style>
    <style:style style:name="T464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465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466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467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468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469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470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471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472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473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474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475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476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P477" style:parent-style-name="Standard" style:family="paragraph">
      <style:paragraph-properties style:line-height-at-least="0.1979in"/>
    </style:style>
    <style:style style:name="T478" style:parent-style-name="Основнойшрифтабзаца" style:family="text">
      <style:text-properties style:font-name="Droid Sans Mono" fo:color="#DCDCAA" fo:font-size="10.5pt" style:font-size-asian="10.5pt" fo:background-color="#1E1E1E"/>
    </style:style>
    <style:style style:name="T479" style:parent-style-name="Основнойшрифтабзаца" style:family="text">
      <style:text-properties style:font-name="Droid Sans Mono" fo:color="#D4D4D4" fo:font-size="10.5pt" style:font-size-asian="10.5pt" fo:background-color="#1E1E1E"/>
    </style:style>
    <style:style style:name="T480" style:parent-style-name="Основнойшрифтабзаца" style:family="text">
      <style:text-properties style:font-name="Droid Sans Mono" fo:color="#CE9178" fo:font-size="10.5pt" style:font-size-asian="10.5pt" fo:background-color="#1E1E1E"/>
    </style:style>
    <style:style style:name="T481" style:parent-style-name="Основнойшрифтабзаца" style:family="text">
      <style:text-properties style:font-name="Droid Sans Mono" fo:color="#9CDCFE" fo:font-size="10.5pt" style:font-size-asian="10.5pt" fo:background-color="#1E1E1E"/>
    </style:style>
    <style:style style:name="T482" style:parent-style-name="Основнойшрифтабзаца" style:family="text">
      <style:text-properties style:font-name="Droid Sans Mono" fo:color="#CE9178" fo:font-size="10.5pt" style:font-size-asian="10.5pt" fo:background-color="#1E1E1E"/>
    </style:style>
    <style:style style:name="T483" style:parent-style-name="Основнойшрифтабзаца" style:family="text">
      <style:text-properties style:font-name="Droid Sans Mono" fo:color="#9CDCFE" fo:font-size="10.5pt" style:font-size-asian="10.5pt" fo:background-color="#1E1E1E"/>
    </style:style>
    <style:style style:name="T484" style:parent-style-name="Основнойшрифтабзаца" style:family="text">
      <style:text-properties style:font-name="Droid Sans Mono" fo:color="#CE9178" fo:font-size="10.5pt" style:font-size-asian="10.5pt" fo:background-color="#1E1E1E"/>
    </style:style>
    <style:style style:name="T485" style:parent-style-name="Основнойшрифтабзаца" style:family="text">
      <style:text-properties style:font-name="Droid Sans Mono" fo:color="#9CDCFE" fo:font-size="10.5pt" style:font-size-asian="10.5pt" fo:background-color="#1E1E1E"/>
    </style:style>
    <style:style style:name="T486" style:parent-style-name="Основнойшрифтабзаца" style:family="text">
      <style:text-properties style:font-name="Droid Sans Mono" fo:color="#CE9178" fo:font-size="10.5pt" style:font-size-asian="10.5pt" fo:background-color="#1E1E1E"/>
    </style:style>
    <style:style style:name="T487" style:parent-style-name="Основнойшрифтабзаца" style:family="text">
      <style:text-properties style:font-name="Droid Sans Mono" fo:color="#9CDCFE" fo:font-size="10.5pt" style:font-size-asian="10.5pt" fo:background-color="#1E1E1E"/>
    </style:style>
    <style:style style:name="T488" style:parent-style-name="Основнойшрифтабзаца" style:family="text">
      <style:text-properties style:font-name="Droid Sans Mono" fo:color="#D7BA7D" fo:font-size="10.5pt" style:font-size-asian="10.5pt" fo:background-color="#1E1E1E"/>
    </style:style>
    <style:style style:name="T489" style:parent-style-name="Основнойшрифтабзаца" style:family="text">
      <style:text-properties style:font-name="Droid Sans Mono" fo:color="#CE9178" fo:font-size="10.5pt" style:font-size-asian="10.5pt" fo:background-color="#1E1E1E"/>
    </style:style>
    <style:style style:name="T490" style:parent-style-name="Основнойшрифтабзаца" style:family="text">
      <style:text-properties style:font-name="Droid Sans Mono" fo:color="#D4D4D4" fo:font-size="10.5pt" style:font-size-asian="10.5pt" fo:background-color="#1E1E1E"/>
    </style:style>
    <style:style style:name="T491" style:parent-style-name="Основнойшрифтабзаца" style:family="text">
      <style:text-properties style:font-name="Droid Sans Mono" fo:color="#9CDCFE" fo:font-size="10.5pt" style:font-size-asian="10.5pt" fo:background-color="#1E1E1E"/>
    </style:style>
    <style:style style:name="T492" style:parent-style-name="Основнойшрифтабзаца" style:family="text">
      <style:text-properties style:font-name="Droid Sans Mono" fo:color="#D4D4D4" fo:font-size="10.5pt" style:font-size-asian="10.5pt" fo:background-color="#1E1E1E"/>
    </style:style>
    <style:style style:name="T493" style:parent-style-name="Основнойшрифтабзаца" style:family="text">
      <style:text-properties style:font-name="Droid Sans Mono" fo:color="#9CDCFE" fo:font-size="10.5pt" style:font-size-asian="10.5pt" fo:background-color="#1E1E1E"/>
    </style:style>
    <style:style style:name="T494" style:parent-style-name="Основнойшрифтабзаца" style:family="text">
      <style:text-properties style:font-name="Droid Sans Mono" fo:color="#D4D4D4" fo:font-size="10.5pt" style:font-size-asian="10.5pt" fo:background-color="#1E1E1E"/>
    </style:style>
    <style:style style:name="T495" style:parent-style-name="Основнойшрифтабзаца" style:family="text">
      <style:text-properties style:font-name="Droid Sans Mono" fo:color="#9CDCFE" fo:font-size="10.5pt" style:font-size-asian="10.5pt" fo:background-color="#1E1E1E"/>
    </style:style>
    <style:style style:name="T496" style:parent-style-name="Основнойшрифтабзаца" style:family="text">
      <style:text-properties style:font-name="Droid Sans Mono" fo:color="#D4D4D4" fo:font-size="10.5pt" style:font-size-asian="10.5pt" fo:background-color="#1E1E1E"/>
    </style:style>
    <style:style style:name="T497" style:parent-style-name="Основнойшрифтабзаца" style:family="text">
      <style:text-properties style:font-name="Droid Sans Mono" fo:color="#9CDCFE" fo:font-size="10.5pt" style:font-size-asian="10.5pt" fo:background-color="#1E1E1E"/>
    </style:style>
    <style:style style:name="T498" style:parent-style-name="Основнойшрифтабзаца" style:family="text">
      <style:text-properties style:font-name="Droid Sans Mono" fo:color="#D4D4D4" fo:font-size="10.5pt" style:font-size-asian="10.5pt" fo:background-color="#1E1E1E"/>
    </style:style>
    <style:style style:name="P499" style:parent-style-name="Standard" style:family="paragraph">
      <style:paragraph-properties style:line-height-at-least="0.1979in"/>
    </style:style>
    <style:style style:name="T500" style:parent-style-name="Основнойшрифтабзаца" style:family="text">
      <style:text-properties style:font-name="Droid Sans Mono" fo:color="#C586C0" fo:font-size="10.5pt" style:font-size-asian="10.5pt" fo:background-color="#1E1E1E" fo:language="en" fo:country="US"/>
    </style:style>
    <style:style style:name="T501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502" style:parent-style-name="Основнойшрифтабзаца" style:family="text">
      <style:text-properties style:font-name="Droid Sans Mono" fo:color="#B5CEA8" fo:font-size="10.5pt" style:font-size-asian="10.5pt" fo:background-color="#1E1E1E" fo:language="en" fo:country="US"/>
    </style:style>
    <style:style style:name="T503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P504" style:parent-style-name="Standard" style:family="paragraph">
      <style:paragraph-properties style:line-height-at-least="0.1979in"/>
      <style:text-properties style:font-name="Droid Sans Mono" fo:color="#D4D4D4" fo:font-size="10.5pt" style:font-size-asian="10.5pt" fo:background-color="#1E1E1E" fo:language="en" fo:country="US"/>
    </style:style>
    <style:style style:name="P505" style:parent-style-name="Standard" style:family="paragraph">
      <style:paragraph-properties style:line-height-at-least="0.1979in"/>
    </style:style>
    <style:style style:name="T506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507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508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509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P510" style:parent-style-name="Standard" style:family="paragraph">
      <style:paragraph-properties style:line-height-at-least="0.1979in"/>
    </style:style>
    <style:style style:name="T511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512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513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514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P515" style:parent-style-name="Standard" style:family="paragraph">
      <style:paragraph-properties style:line-height-at-least="0.1979in"/>
    </style:style>
    <style:style style:name="T516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517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518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519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P520" style:parent-style-name="Standard" style:family="paragraph">
      <style:paragraph-properties style:line-height-at-least="0.1979in"/>
    </style:style>
    <style:style style:name="T521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522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523" style:parent-style-name="Основнойшрифтабзаца" style:family="text">
      <style:text-properties style:font-name="Droid Sans Mono" fo:color="#DCDCAA" fo:font-size="10.5pt" style:font-size-asian="10.5pt" fo:background-color="#1E1E1E" fo:language="en" fo:country="US"/>
    </style:style>
    <style:style style:name="T524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525" style:parent-style-name="Основнойшрифтабзаца" style:family="text">
      <style:text-properties style:font-name="Droid Sans Mono" fo:color="#DCDCAA" fo:font-size="10.5pt" style:font-size-asian="10.5pt" fo:background-color="#1E1E1E" fo:language="en" fo:country="US"/>
    </style:style>
    <style:style style:name="T526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527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528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529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530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531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532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533" style:parent-style-name="Основнойшрифтабзаца" style:family="text">
      <style:text-properties style:font-name="Droid Sans Mono" fo:color="#DCDCAA" fo:font-size="10.5pt" style:font-size-asian="10.5pt" fo:background-color="#1E1E1E" fo:language="en" fo:country="US"/>
    </style:style>
    <style:style style:name="T534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535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536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537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538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539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540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541" style:parent-style-name="Основнойшрифтабзаца" style:family="text">
      <style:text-properties style:font-name="Droid Sans Mono" fo:color="#DCDCAA" fo:font-size="10.5pt" style:font-size-asian="10.5pt" fo:background-color="#1E1E1E" fo:language="en" fo:country="US"/>
    </style:style>
    <style:style style:name="T542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543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544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545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546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547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548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549" style:parent-style-name="Основнойшрифтабзаца" style:family="text">
      <style:text-properties style:font-name="Droid Sans Mono" fo:color="#B5CEA8" fo:font-size="10.5pt" style:font-size-asian="10.5pt" fo:background-color="#1E1E1E" fo:language="en" fo:country="US"/>
    </style:style>
    <style:style style:name="T550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551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552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P553" style:parent-style-name="Standard" style:family="paragraph">
      <style:paragraph-properties style:line-height-at-least="0.1979in"/>
    </style:style>
    <style:style style:name="T554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555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556" style:parent-style-name="Основнойшрифтабзаца" style:family="text">
      <style:text-properties style:font-name="Droid Sans Mono" fo:color="#DCDCAA" fo:font-size="10.5pt" style:font-size-asian="10.5pt" fo:background-color="#1E1E1E" fo:language="en" fo:country="US"/>
    </style:style>
    <style:style style:name="T557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558" style:parent-style-name="Основнойшрифтабзаца" style:family="text">
      <style:text-properties style:font-name="Droid Sans Mono" fo:color="#DCDCAA" fo:font-size="10.5pt" style:font-size-asian="10.5pt" fo:background-color="#1E1E1E" fo:language="en" fo:country="US"/>
    </style:style>
    <style:style style:name="T559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560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561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562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563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564" style:parent-style-name="Основнойшрифтабзаца" style:family="text">
      <style:text-properties style:font-name="Droid Sans Mono" fo:color="#DCDCAA" fo:font-size="10.5pt" style:font-size-asian="10.5pt" fo:background-color="#1E1E1E" fo:language="en" fo:country="US"/>
    </style:style>
    <style:style style:name="T565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566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567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568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569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570" style:parent-style-name="Основнойшрифтабзаца" style:family="text">
      <style:text-properties style:font-name="Droid Sans Mono" fo:color="#DCDCAA" fo:font-size="10.5pt" style:font-size-asian="10.5pt" fo:background-color="#1E1E1E" fo:language="en" fo:country="US"/>
    </style:style>
    <style:style style:name="T571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572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573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574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575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576" style:parent-style-name="Основнойшрифтабзаца" style:family="text">
      <style:text-properties style:font-name="Droid Sans Mono" fo:color="#B5CEA8" fo:font-size="10.5pt" style:font-size-asian="10.5pt" fo:background-color="#1E1E1E" fo:language="en" fo:country="US"/>
    </style:style>
    <style:style style:name="T577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578" style:parent-style-name="Основнойшрифтабзаца" style:family="text">
      <style:text-properties style:font-name="Droid Sans Mono" fo:color="#B5CEA8" fo:font-size="10.5pt" style:font-size-asian="10.5pt" fo:background-color="#1E1E1E" fo:language="en" fo:country="US"/>
    </style:style>
    <style:style style:name="T579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580" style:parent-style-name="Основнойшрифтабзаца" style:family="text">
      <style:text-properties style:font-name="Droid Sans Mono" fo:color="#DCDCAA" fo:font-size="10.5pt" style:font-size-asian="10.5pt" fo:background-color="#1E1E1E" fo:language="en" fo:country="US"/>
    </style:style>
    <style:style style:name="T581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582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583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584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585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P586" style:parent-style-name="Standard" style:family="paragraph">
      <style:paragraph-properties style:line-height-at-least="0.1979in"/>
    </style:style>
    <style:style style:name="T587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588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589" style:parent-style-name="Основнойшрифтабзаца" style:family="text">
      <style:text-properties style:font-name="Droid Sans Mono" fo:color="#DCDCAA" fo:font-size="10.5pt" style:font-size-asian="10.5pt" fo:background-color="#1E1E1E" fo:language="en" fo:country="US"/>
    </style:style>
    <style:style style:name="T590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591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592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593" style:parent-style-name="Основнойшрифтабзаца" style:family="text">
      <style:text-properties style:font-name="Droid Sans Mono" fo:color="#DCDCAA" fo:font-size="10.5pt" style:font-size-asian="10.5pt" fo:background-color="#1E1E1E" fo:language="en" fo:country="US"/>
    </style:style>
    <style:style style:name="T594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595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596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597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598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599" style:parent-style-name="Основнойшрифтабзаца" style:family="text">
      <style:text-properties style:font-name="Droid Sans Mono" fo:color="#DCDCAA" fo:font-size="10.5pt" style:font-size-asian="10.5pt" fo:background-color="#1E1E1E" fo:language="en" fo:country="US"/>
    </style:style>
    <style:style style:name="T600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601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602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603" style:parent-style-name="Основнойшрифтабзаца" style:family="text">
      <style:text-properties style:font-name="Droid Sans Mono" fo:color="#DCDCAA" fo:font-size="10.5pt" style:font-size-asian="10.5pt" fo:background-color="#1E1E1E" fo:language="en" fo:country="US"/>
    </style:style>
    <style:style style:name="T604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605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606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607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608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609" style:parent-style-name="Основнойшрифтабзаца" style:family="text">
      <style:text-properties style:font-name="Droid Sans Mono" fo:color="#DCDCAA" fo:font-size="10.5pt" style:font-size-asian="10.5pt" fo:background-color="#1E1E1E" fo:language="en" fo:country="US"/>
    </style:style>
    <style:style style:name="T610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611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612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613" style:parent-style-name="Основнойшрифтабзаца" style:family="text">
      <style:text-properties style:font-name="Droid Sans Mono" fo:color="#DCDCAA" fo:font-size="10.5pt" style:font-size-asian="10.5pt" fo:background-color="#1E1E1E" fo:language="en" fo:country="US"/>
    </style:style>
    <style:style style:name="T614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615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616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617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618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P619" style:parent-style-name="Standard" style:family="paragraph">
      <style:paragraph-properties style:line-height-at-least="0.1979in"/>
      <style:text-properties style:font-name="Droid Sans Mono" fo:color="#D4D4D4" fo:font-size="10.5pt" style:font-size-asian="10.5pt" fo:background-color="#1E1E1E" fo:language="en" fo:country="US"/>
    </style:style>
    <style:style style:name="P620" style:parent-style-name="Standard" style:family="paragraph">
      <style:paragraph-properties style:line-height-at-least="0.1979in"/>
    </style:style>
    <style:style style:name="T621" style:parent-style-name="Основнойшрифтабзаца" style:family="text">
      <style:text-properties style:font-name="Droid Sans Mono" fo:color="#DCDCAA" fo:font-size="10.5pt" style:font-size-asian="10.5pt" fo:background-color="#1E1E1E" fo:language="en" fo:country="US"/>
    </style:style>
    <style:style style:name="T622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623" style:parent-style-name="Основнойшрифтабзаца" style:family="text">
      <style:text-properties style:font-name="Droid Sans Mono" fo:color="#CE9178" fo:font-size="10.5pt" style:font-size-asian="10.5pt" fo:background-color="#1E1E1E" fo:language="en" fo:country="US"/>
    </style:style>
    <style:style style:name="T624" style:parent-style-name="Основнойшрифтабзаца" style:family="text">
      <style:text-properties style:font-name="Droid Sans Mono" fo:color="#CE9178" fo:font-size="10.5pt" style:font-size-asian="10.5pt" fo:background-color="#1E1E1E"/>
    </style:style>
    <style:style style:name="T625" style:parent-style-name="Основнойшрифтабзаца" style:family="text">
      <style:text-properties style:font-name="Droid Sans Mono" fo:color="#CE9178" fo:font-size="10.5pt" style:font-size-asian="10.5pt" fo:background-color="#1E1E1E" fo:language="en" fo:country="US"/>
    </style:style>
    <style:style style:name="T626" style:parent-style-name="Основнойшрифтабзаца" style:family="text">
      <style:text-properties style:font-name="Droid Sans Mono" fo:color="#CE9178" fo:font-size="10.5pt" style:font-size-asian="10.5pt" fo:background-color="#1E1E1E"/>
    </style:style>
    <style:style style:name="T627" style:parent-style-name="Основнойшрифтабзаца" style:family="text">
      <style:text-properties style:font-name="Droid Sans Mono" fo:color="#CE9178" fo:font-size="10.5pt" style:font-size-asian="10.5pt" fo:background-color="#1E1E1E" fo:language="en" fo:country="US"/>
    </style:style>
    <style:style style:name="T628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629" style:parent-style-name="Основнойшрифтабзаца" style:family="text">
      <style:text-properties style:font-name="Droid Sans Mono" fo:color="#CE9178" fo:font-size="10.5pt" style:font-size-asian="10.5pt" fo:background-color="#1E1E1E" fo:language="en" fo:country="US"/>
    </style:style>
    <style:style style:name="T630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631" style:parent-style-name="Основнойшрифтабзаца" style:family="text">
      <style:text-properties style:font-name="Droid Sans Mono" fo:color="#CE9178" fo:font-size="10.5pt" style:font-size-asian="10.5pt" fo:background-color="#1E1E1E" fo:language="en" fo:country="US"/>
    </style:style>
    <style:style style:name="T632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633" style:parent-style-name="Основнойшрифтабзаца" style:family="text">
      <style:text-properties style:font-name="Droid Sans Mono" fo:color="#D7BA7D" fo:font-size="10.5pt" style:font-size-asian="10.5pt" fo:background-color="#1E1E1E" fo:language="en" fo:country="US"/>
    </style:style>
    <style:style style:name="T634" style:parent-style-name="Основнойшрифтабзаца" style:family="text">
      <style:text-properties style:font-name="Droid Sans Mono" fo:color="#CE9178" fo:font-size="10.5pt" style:font-size-asian="10.5pt" fo:background-color="#1E1E1E" fo:language="en" fo:country="US"/>
    </style:style>
    <style:style style:name="T635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636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637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638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639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T640" style:parent-style-name="Основнойшрифтабзаца" style:family="text">
      <style:text-properties style:font-name="Droid Sans Mono" fo:color="#9CDCFE" fo:font-size="10.5pt" style:font-size-asian="10.5pt" fo:background-color="#1E1E1E" fo:language="en" fo:country="US"/>
    </style:style>
    <style:style style:name="T641" style:parent-style-name="Основнойшрифтабзаца" style:family="text">
      <style:text-properties style:font-name="Droid Sans Mono" fo:color="#D4D4D4" fo:font-size="10.5pt" style:font-size-asian="10.5pt" fo:background-color="#1E1E1E" fo:language="en" fo:country="US"/>
    </style:style>
    <style:style style:name="P642" style:parent-style-name="Standard" style:family="paragraph">
      <style:paragraph-properties style:line-height-at-least="0.1979in"/>
    </style:style>
    <style:style style:name="T643" style:parent-style-name="Основнойшрифтабзаца" style:family="text">
      <style:text-properties style:font-name="Droid Sans Mono" fo:color="#C586C0" fo:font-size="10.5pt" style:font-size-asian="10.5pt" fo:background-color="#1E1E1E"/>
    </style:style>
    <style:style style:name="T644" style:parent-style-name="Основнойшрифтабзаца" style:family="text">
      <style:text-properties style:font-name="Droid Sans Mono" fo:color="#D4D4D4" fo:font-size="10.5pt" style:font-size-asian="10.5pt" fo:background-color="#1E1E1E"/>
    </style:style>
    <style:style style:name="T645" style:parent-style-name="Основнойшрифтабзаца" style:family="text">
      <style:text-properties style:font-name="Droid Sans Mono" fo:color="#B5CEA8" fo:font-size="10.5pt" style:font-size-asian="10.5pt" fo:background-color="#1E1E1E"/>
    </style:style>
    <style:style style:name="T646" style:parent-style-name="Основнойшрифтабзаца" style:family="text">
      <style:text-properties style:font-name="Droid Sans Mono" fo:color="#D4D4D4" fo:font-size="10.5pt" style:font-size-asian="10.5pt" fo:background-color="#1E1E1E"/>
    </style:style>
    <style:style style:name="P647" style:parent-style-name="Standard" style:family="paragraph">
      <style:paragraph-properties style:line-height-at-least="0.1979in"/>
      <style:text-properties style:font-name="Droid Sans Mono" fo:color="#D4D4D4" fo:font-size="10.5pt" style:font-size-asian="10.5pt" fo:background-color="#1E1E1E"/>
    </style:style>
    <style:style style:name="P648" style:parent-style-name="Standard" style:family="paragraph">
      <style:paragraph-properties style:line-height-at-least="0.1979in"/>
      <style:text-properties style:font-name="Droid Sans Mono" fo:color="#D4D4D4" fo:font-size="10.5pt" style:font-size-asian="10.5pt" fo:background-color="#1E1E1E"/>
    </style:style>
    <style:style style:name="P649" style:parent-style-name="Standard" style:family="paragraph">
      <style:paragraph-properties fo:margin-left="0.3937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650" style:parent-style-name="Standard" style:family="paragraph">
      <style:paragraph-properties>
        <style:tab-stops>
          <style:tab-stop style:type="center" style:position="0.284in"/>
          <style:tab-stop style:type="center" style:position="0.784in"/>
          <style:tab-stop style:type="center" style:position="1.284in"/>
          <style:tab-stop style:type="center" style:position="1.784in"/>
          <style:tab-stop style:type="center" style:position="4.7756in"/>
        </style:tab-stops>
      </style:paragraph-properties>
    </style:style>
    <style:style style:name="T651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65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0pt" style:font-size-asian="10pt" style:font-size-complex="10pt"/>
    </style:style>
    <style:style style:name="T65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0pt" style:font-size-asian="10pt" style:font-size-complex="10pt"/>
    </style:style>
    <style:style style:name="T65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0pt" style:font-size-asian="10pt" style:font-size-complex="10pt"/>
    </style:style>
    <style:style style:name="T65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0pt" style:font-size-asian="10pt" style:font-size-complex="10pt"/>
    </style:style>
    <style:style style:name="T65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0pt" style:font-size-asian="10pt" style:font-size-complex="10pt"/>
    </style:style>
    <style:style style:name="T65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0pt" style:font-size-asian="10pt" style:font-size-complex="10pt"/>
    </style:style>
    <style:style style:name="P658" style:parent-style-name="Standard" style:family="paragraph">
      <style:paragraph-properties>
        <style:tab-stops>
          <style:tab-stop style:type="center" style:position="0.284in"/>
          <style:tab-stop style:type="center" style:position="0.784in"/>
          <style:tab-stop style:type="center" style:position="1.284in"/>
          <style:tab-stop style:type="center" style:position="1.784in"/>
          <style:tab-stop style:type="center" style:position="4.7756in"/>
        </style:tab-stops>
      </style:paragraph-properties>
      <style:text-properties style:font-name="Times New Roman" style:font-name-complex="Times New Roman" fo:font-size="10pt" style:font-size-asian="10pt" style:font-size-complex="10pt"/>
    </style:style>
    <style:style style:name="P659" style:parent-style-name="Standard" style:list-style-name="WWNum13" style:family="paragraph">
      <style:paragraph-properties fo:line-height="90%" fo:margin-left="0.2958in">
        <style:tab-stops/>
      </style:paragraph-properties>
    </style:style>
    <style:style style:name="T66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0pt" style:font-size-asian="10pt" style:font-size-complex="10pt"/>
    </style:style>
    <style:style style:name="T66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662" style:parent-style-name="Standard" style:family="paragraph">
      <style:paragraph-properties fo:line-height="90%" fo:margin-left="0.5138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0pt" style:font-size-asian="10pt" style:font-size-complex="10pt"/>
    </style:style>
    <style:style style:name="P663" style:parent-style-name="Standard" style:family="paragraph">
      <style:paragraph-properties fo:line-height="90%" fo:margin-left="0.2958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664" style:parent-style-name="Standard" style:family="paragraph">
      <style:paragraph-properties fo:line-height="90%" fo:margin-left="0.2958in">
        <style:tab-stops/>
      </style:paragraph-properties>
      <style:text-properties style:font-name="Times New Roman" style:font-name-complex="Times New Roman" fo:font-size="10pt" style:font-size-asian="10pt" style:font-size-complex="10pt" fo:language="en" fo:country="US"/>
    </style:style>
    <style:style style:name="P665" style:parent-style-name="Standard" style:family="paragraph">
      <style:paragraph-properties fo:line-height="90%" fo:margin-left="0.2958in">
        <style:tab-stops/>
      </style:paragraph-properties>
    </style:style>
    <style:style style:name="T66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67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66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69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67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71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67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673" style:parent-style-name="Standard" style:family="paragraph">
      <style:paragraph-properties fo:line-height="90%" fo:margin-left="0.2958in">
        <style:tab-stops/>
      </style:paragraph-properties>
    </style:style>
    <style:style style:name="T674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675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76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677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78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679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80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P681" style:parent-style-name="Standard" style:family="paragraph">
      <style:paragraph-properties fo:line-height="90%"/>
      <style:text-properties style:font-name="Times New Roman" style:font-name-complex="Times New Roman" fo:font-size="10pt" style:font-size-asian="10pt" style:font-size-complex="10pt"/>
    </style:style>
    <style:style style:name="P682" style:parent-style-name="Standard" style:family="paragraph">
      <style:paragraph-properties fo:line-height="90%"/>
      <style:text-properties style:font-name="Times New Roman" style:font-name-complex="Times New Roman" fo:font-size="10pt" style:font-size-asian="10pt" style:font-size-complex="10pt"/>
    </style:style>
    <style:style style:name="P683" style:parent-style-name="Standard" style:list-style-name="WWNum13" style:family="paragraph">
      <style:paragraph-properties fo:line-height="90%" fo:margin-left="0.2958in">
        <style:tab-stops/>
      </style:paragraph-properties>
    </style:style>
    <style:style style:name="T68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0pt" style:font-size-asian="10pt" style:font-size-complex="10pt"/>
    </style:style>
    <style:style style:name="T68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T68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687" style:parent-style-name="Standard" style:family="paragraph">
      <style:paragraph-properties fo:line-height="90%"/>
      <style:text-properties style:font-name="Times New Roman" style:font-name-complex="Times New Roman" fo:font-size="10pt" style:font-size-asian="10pt" style:font-size-complex="10pt"/>
    </style:style>
    <style:style style:name="TableColumn689" style:family="table-column">
      <style:table-column-properties style:column-width="0.2763in" style:use-optimal-column-width="false"/>
    </style:style>
    <style:style style:name="TableColumn690" style:family="table-column">
      <style:table-column-properties style:column-width="0.6493in" style:use-optimal-column-width="false"/>
    </style:style>
    <style:style style:name="TableColumn691" style:family="table-column">
      <style:table-column-properties style:column-width="0.3812in" style:use-optimal-column-width="false"/>
    </style:style>
    <style:style style:name="TableColumn692" style:family="table-column">
      <style:table-column-properties style:column-width="0.6222in" style:use-optimal-column-width="false"/>
    </style:style>
    <style:style style:name="TableColumn693" style:family="table-column">
      <style:table-column-properties style:column-width="1.6291in" style:use-optimal-column-width="false"/>
    </style:style>
    <style:style style:name="TableColumn694" style:family="table-column">
      <style:table-column-properties style:column-width="2.034in" style:use-optimal-column-width="false"/>
    </style:style>
    <style:style style:name="TableColumn695" style:family="table-column">
      <style:table-column-properties style:column-width="1.925in" style:use-optimal-column-width="false"/>
    </style:style>
    <style:style style:name="Table688" style:family="table">
      <style:table-properties style:width="7.5173in" fo:margin-left="0in" table:align="left"/>
    </style:style>
    <style:style style:name="TableRow696" style:family="table-row">
      <style:table-row-properties style:min-row-height="0.0826in" style:use-optimal-row-height="false"/>
    </style:style>
    <style:style style:name="TableCell697" style:family="table-cell">
      <style:table-cell-properties fo:border="0.0104in solid #1A1915" style:writing-mode="lr-tb" fo:padding-top="0.0305in" fo:padding-left="0.075in" fo:padding-bottom="0in" fo:padding-right="0.0097in"/>
    </style:style>
    <style:style style:name="P698" style:parent-style-name="Standard" style:family="paragraph">
      <style:paragraph-properties fo:text-align="justify" fo:margin-left="0.0965in">
        <style:tab-stops/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699" style:parent-style-name="Standard" style:family="paragraph">
      <style:paragraph-properties fo:text-align="end" fo:margin-right="0.018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700" style:parent-style-name="Standard" style:family="paragraph">
      <style:paragraph-properties fo:text-align="end" fo:margin-right="0.018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01" style:family="table-cell">
      <style:table-cell-properties fo:border="0.0104in solid #1A1915" style:writing-mode="lr-tb" fo:padding-top="0.0305in" fo:padding-left="0.075in" fo:padding-bottom="0in" fo:padding-right="0.0097in"/>
    </style:style>
    <style:style style:name="P702" style:parent-style-name="Standard" style:family="paragraph">
      <style:paragraph-properties fo:margin-left="-0.0284in" fo:text-indent="-0.0062in">
        <style:tab-stops/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03" style:family="table-cell">
      <style:table-cell-properties fo:border="0.0104in solid #1A1915" style:writing-mode="lr-tb" fo:padding-top="0.0305in" fo:padding-left="0.075in" fo:padding-bottom="0in" fo:padding-right="0.0097in"/>
    </style:style>
    <style:style style:name="P704" style:parent-style-name="Standard" style:family="paragraph">
      <style:paragraph-properties fo:text-align="justify" fo:margin-left="-0.0236in">
        <style:tab-stops/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05" style:family="table-cell">
      <style:table-cell-properties fo:border="0.0104in solid #1A1915" style:writing-mode="lr-tb" fo:padding-top="0.0305in" fo:padding-left="0.075in" fo:padding-bottom="0in" fo:padding-right="0.0097in"/>
    </style:style>
    <style:style style:name="P706" style:parent-style-name="Standard" style:family="paragraph">
      <style:paragraph-properties fo:text-align="justify" fo:margin-left="-0.025in">
        <style:tab-stops/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07" style:family="table-cell">
      <style:table-cell-properties fo:border="0.0104in solid #1A1915" style:writing-mode="lr-tb" fo:padding-top="0.0305in" fo:padding-left="0.075in" fo:padding-bottom="0in" fo:padding-right="0.0097in"/>
    </style:style>
    <style:style style:name="P708" style:parent-style-name="Standard" style:family="paragraph">
      <style:paragraph-properties fo:text-align="justify" fo:margin-left="-0.0312in">
        <style:tab-stops/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09" style:family="table-cell">
      <style:table-cell-properties fo:border="0.0104in solid #1A1915" style:writing-mode="lr-tb" fo:padding-top="0.0305in" fo:padding-left="0.075in" fo:padding-bottom="0in" fo:padding-right="0.0097in"/>
    </style:style>
    <style:style style:name="P710" style:parent-style-name="Standard" style:family="paragraph">
      <style:paragraph-properties fo:text-align="justify" fo:margin-left="-0.0097in">
        <style:tab-stops/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11" style:family="table-cell">
      <style:table-cell-properties fo:border="0.0104in solid #1A1915" style:writing-mode="lr-tb" fo:padding-top="0.0305in" fo:padding-left="0.075in" fo:padding-bottom="0in" fo:padding-right="0.0097in"/>
    </style:style>
    <style:style style:name="P712" style:parent-style-name="Standard" style:family="paragraph">
      <style:paragraph-properties fo:margin-left="-0.0312in">
        <style:tab-stops/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713" style:family="table-row">
      <style:table-row-properties style:min-row-height="0.877in" style:use-optimal-row-height="false"/>
    </style:style>
    <style:style style:name="TableCell714" style:family="table-cell">
      <style:table-cell-properties fo:border="0.0104in solid #1A1915" style:writing-mode="lr-tb" fo:padding-top="0.0305in" fo:padding-left="0.075in" fo:padding-bottom="0in" fo:padding-right="0.0097in"/>
    </style:style>
    <style:style style:name="P715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TableCell716" style:family="table-cell">
      <style:table-cell-properties fo:border="0.0104in solid #1A1915" style:writing-mode="lr-tb" fo:padding-top="0.0305in" fo:padding-left="0.075in" fo:padding-bottom="0in" fo:padding-right="0.0097in"/>
    </style:style>
    <style:style style:name="P717" style:parent-style-name="Standard" style:family="paragraph">
      <style:text-properties style:font-name="Times New Roman" style:font-name-complex="Times New Roman" fo:font-size="10pt" style:font-size-asian="10pt" style:font-size-complex="10pt"/>
    </style:style>
    <style:style style:name="TableCell718" style:family="table-cell">
      <style:table-cell-properties fo:border="0.0104in solid #1A1915" style:writing-mode="lr-tb" fo:padding-top="0.0305in" fo:padding-left="0.075in" fo:padding-bottom="0in" fo:padding-right="0.0097in"/>
    </style:style>
    <style:style style:name="P719" style:parent-style-name="Standard" style:family="paragraph">
      <style:text-properties style:font-name="Times New Roman" style:font-name-complex="Times New Roman" fo:font-size="10pt" style:font-size-asian="10pt" style:font-size-complex="10pt"/>
    </style:style>
    <style:style style:name="TableCell720" style:family="table-cell">
      <style:table-cell-properties fo:border="0.0104in solid #1A1915" style:writing-mode="lr-tb" fo:padding-top="0.0305in" fo:padding-left="0.075in" fo:padding-bottom="0in" fo:padding-right="0.0097in"/>
    </style:style>
    <style:style style:name="P721" style:parent-style-name="Standard" style:family="paragraph">
      <style:text-properties style:font-name="Times New Roman" style:font-name-complex="Times New Roman" fo:font-size="10pt" style:font-size-asian="10pt" style:font-size-complex="10pt"/>
    </style:style>
    <style:style style:name="TableCell722" style:family="table-cell">
      <style:table-cell-properties fo:border="0.0104in solid #1A1915" style:writing-mode="lr-tb" fo:padding-top="0.0305in" fo:padding-left="0.075in" fo:padding-bottom="0in" fo:padding-right="0.0097in"/>
    </style:style>
    <style:style style:name="P723" style:parent-style-name="Standard" style:family="paragraph">
      <style:text-properties style:font-name="Times New Roman" style:font-name-complex="Times New Roman" fo:font-size="10pt" style:font-size-asian="10pt" style:font-size-complex="10pt"/>
    </style:style>
    <style:style style:name="TableCell724" style:family="table-cell">
      <style:table-cell-properties fo:border="0.0104in solid #1A1915" style:writing-mode="lr-tb" fo:padding-top="0.0305in" fo:padding-left="0.075in" fo:padding-bottom="0in" fo:padding-right="0.0097in"/>
    </style:style>
    <style:style style:name="P725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TableCell726" style:family="table-cell">
      <style:table-cell-properties fo:border="0.0104in solid #1A1915" style:writing-mode="lr-tb" fo:padding-top="0.0305in" fo:padding-left="0.075in" fo:padding-bottom="0in" fo:padding-right="0.0097in"/>
    </style:style>
    <style:style style:name="P727" style:parent-style-name="Standard" style:family="paragraph">
      <style:text-properties style:font-name="Times New Roman" style:font-name-complex="Times New Roman" fo:font-size="10pt" style:font-size-asian="10pt" style:font-size-complex="10pt"/>
    </style:style>
    <style:style style:name="P728" style:parent-style-name="Standard" style:family="paragraph">
      <style:paragraph-properties fo:margin-bottom="0.002in" fo:margin-left="0.5138in">
        <style:tab-stops/>
      </style:paragraph-properties>
      <style:text-properties style:font-name="Times New Roman" style:font-name-complex="Times New Roman" fo:font-size="10pt" style:font-size-asian="10pt" style:font-size-complex="10pt" style:text-underline-type="single" style:text-underline-style="solid" style:text-underline-width="auto" style:text-underline-mode="continuous"/>
    </style:style>
    <style:style style:name="P729" style:parent-style-name="Standard" style:list-style-name="WWNum13" style:family="paragraph">
      <style:paragraph-properties fo:margin-bottom="0.002in" fo:margin-left="0.2958in">
        <style:tab-stops/>
      </style:paragraph-properties>
    </style:style>
    <style:style style:name="T73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0pt" style:font-size-asian="10pt" style:font-size-complex="10pt"/>
    </style:style>
    <style:style style:name="T73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732" style:parent-style-name="Standard" style:list-style-name="WWNum13" style:family="paragraph">
      <style:paragraph-properties fo:margin-bottom="0.002in" fo:margin-left="0.2958in">
        <style:tab-stops/>
      </style:paragraph-properties>
    </style:style>
    <style:style style:name="T73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0pt" style:font-size-asian="10pt" style:font-size-complex="10pt"/>
    </style:style>
    <style:style style:name="T734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735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P736" style:parent-style-name="Абзацсписка" style:family="paragraph">
      <style:paragraph-properties fo:line-height="90%" fo:margin-left="0.3791in" fo:margin-right="0.1666in">
        <style:tab-stops/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737" style:parent-style-name="Абзацсписка" style:family="paragraph">
      <style:paragraph-properties fo:line-height="90%" fo:margin-left="0.3791in" fo:margin-right="0.1666in">
        <style:tab-stops/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738" style:parent-style-name="Standard" style:family="paragraph">
      <style:paragraph-properties fo:margin-bottom="0.002in">
        <style:tab-stops>
          <style:tab-stop style:type="center" style:position="0.534in"/>
          <style:tab-stop style:type="center" style:position="1.034in"/>
          <style:tab-stop style:type="center" style:position="1.534in"/>
          <style:tab-stop style:type="center" style:position="2.034in"/>
          <style:tab-stop style:type="center" style:position="2.534in"/>
          <style:tab-stop style:type="center" style:position="3.034in"/>
          <style:tab-stop style:type="center" style:position="3.534in"/>
          <style:tab-stop style:type="center" style:position="4.034in"/>
          <style:tab-stop style:type="center" style:position="5.7916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739" style:parent-style-name="Standard" style:family="paragraph">
      <style:paragraph-properties fo:margin-bottom="0.002in">
        <style:tab-stops>
          <style:tab-stop style:type="center" style:position="0.534in"/>
          <style:tab-stop style:type="center" style:position="1.034in"/>
          <style:tab-stop style:type="center" style:position="1.534in"/>
          <style:tab-stop style:type="center" style:position="2.034in"/>
          <style:tab-stop style:type="center" style:position="2.534in"/>
          <style:tab-stop style:type="center" style:position="3.034in"/>
          <style:tab-stop style:type="center" style:position="3.534in"/>
          <style:tab-stop style:type="center" style:position="4.034in"/>
          <style:tab-stop style:type="center" style:position="5.7916in"/>
        </style:tab-stops>
      </style:paragraph-properties>
    </style:style>
    <style:style style:family="graphic" style:name="a0">
      <style:graphic-properties fo:wrap-option="wrap" fo:padding-top="0.04921in" fo:padding-bottom="0.04921in" fo:padding-left="0.09843in" fo:padding-right="0.09843in" draw:textarea-vertical-align="top" draw:textarea-horizontal-align="left" style:wrap="parallel" style:wrap-contour="false" draw:fill="none" draw:stroke="solid" svg:stroke-width="0.00709in" svg:stroke-color="#1a191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custom-shape svg:x="0.39567in" svg:y="-0.04921in" svg:width="0.69028in" svg:height="0.82708in" draw:z-index="251658240" draw:id="id0" draw:style-name="a0" draw:name="Shape 69_1" text:anchor-type="paragraph"><svg:title/><svg:desc/><text:p text:style-name="Обычный"/><draw:enhanced-geometry draw:type="non-primitive" svg:viewBox="0 0 630936 755904" draw:enhanced-path="M ?f8 ?f10 L ?f9 ?f10 ?f9 ?f8 ?f8 ?f8 Z N" draw:text-areas="?f13 ?f14 ?f13 ?f14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0936"/><draw:equation draw:name="f7" draw:formula="?f4 / 755904"/><draw:equation draw:name="f8" draw:formula="0"/><draw:equation draw:name="f9" draw:formula="630936"/><draw:equation draw:name="f10" draw:formula="755904"/><draw:equation draw:name="f11" draw:formula="0 * ?f6"/><draw:equation draw:name="f12" draw:formula="0 * ?f7"/><draw:equation draw:name="f13" draw:formula="?f11 / ?f6"/><draw:equation draw:name="f14" draw:formula="?f12 / ?f7"/></draw:enhanced-geometry></draw:custom-shape></text:span><text:bookmark-start text:name="_Hlk114937979"/><text:span text:style-name="T3"><text:tab/></text:span><text:span text:style-name="T4">Отчет по лабораторной работе №9<text:s/></text:span><text:span text:style-name="T5">по курсу______1_______</text:span></text:p>
      <text:p text:style-name="P6"><text:span text:style-name="T7">Студент группы:<text:s/></text:span><text:span text:style-name="T8">М8О-101Б-22</text:span><text:span text:style-name="T9">, <text:s/></text:span><text:span text:style-name="T10">Соколова Виктория Дмитриевна</text:span><text:span text:style-name="T11">, <text:s/>№ по списку:<text:s/></text:span><text:span text:style-name="T12">20</text:span><text:span text:style-name="T13">, Контакты<text:s/></text:span><text:span text:style-name="T14">viktoriyasokolova</text:span><text:span text:style-name="T15">04</text:span><text:span text:style-name="T16">@</text:span><text:span text:style-name="T17">gmail</text:span><text:span text:style-name="T18">.</text:span><text:span text:style-name="T19">com</text:span><text:span text:style-name="T20"><text:s/>,</text:span><text:span text:style-name="T21"><text:s/></text:span><text:span text:style-name="T22">telegram</text:span><text:span text:style-name="T23"><text:s text:c="2"/></text:span><text:span text:style-name="T24">@</text:span><text:span text:style-name="T25">Angrytea</text:span><text:span text:style-name="T26">_01</text:span><text:span text:style-name="T27"><text:s/></text:span><text:span text:style-name="T28">Работа выполнена: « <text:s/>7 <text:s text:c="2"/>» ноября 2022 г.</text:span></text:p>
      <text:p text:style-name="P29"><text:span text:style-name="T30">Преподаватель:<text:s/></text:span><text:span text:style-name="T31">каф. 806 Крылов Сергей Сергеевич</text:span><text:span text:style-name="T32">, Входной контроль знаний с оценкой<text:s/></text:span><text:span text:style-name="T33"><text:s/>_____________________</text:span></text:p>
      <text:p text:style-name="P34"><text:span text:style-name="T35">Отчет сдан « <text:s text:c="2"/>8 <text:s/>»<text:s/></text:span><text:span text:style-name="T36">ноября <text:s/></text:span><text:span text:style-name="T37">2022 <text:s/>г., <text:s/>итоговая оценка<text:s/></text:span><text:span text:style-name="T38">_____</text:span></text:p>
      <text:p text:style-name="P39"><text:span text:style-name="T40">Подпись преподавателя</text:span><text:span text:style-name="T41"><text:s/></text:span><text:span text:style-name="T42">________________</text:span></text:p>
      <text:list text:style-name="WWNum1">
        <text:list-item text:start-value="1">
          <text:p text:style-name="P43"><text:span text:style-name="T44">Тема</text:span><text:span text:style-name="T45">:</text:span><text:span text:style-name="T46"><text:s text:c="3"/>Системы программирования на языке Си</text:span></text:p>
        </text:list-item>
        <text:list-item>
          <text:p text:style-name="P47"><text:span text:style-name="T48">Цель работы</text:span><text:span text:style-name="T49">:</text:span><text:span text:style-name="T50"><text:s/>Составление и отладка простейшей программы на языке Си итеративного характера с целочисленными рекуррентными соотношениями, задающими некоторое регулятивное движение точки в целочи</text:span><text:span text:style-name="T51">сленной системе координат (i,j) с дискретным временем k и динамическим параметром движения l.</text:span></text:p>
        </text:list-item>
      </text:list>
      <text:p text:style-name="P52"/>
      <text:list text:style-name="WWNum1" text:continue-numbering="true">
        <text:list-item>
          <text:p text:style-name="P53"><text:span text:style-name="T54">Задание <text:s/></text:span><text:span text:style-name="T55">(</text:span><text:span text:style-name="T56">вариант № <text:s text:c="2"/>20</text:span><text:span text:style-name="T57"><text:s/></text:span><text:span text:style-name="T58">)</text:span><text:span text:style-name="T59">:</text:span><text:span text:style-name="T60"><text:s/></text:span><text:span text:style-name="T61">Вывести сообщение об итоге движения.</text:span></text:p>
        </text:list-item>
      </text:list>
      <text:p text:style-name="P62"/>
      <text:list text:style-name="WWNum1" text:continue-numbering="true">
        <text:list-item>
          <text:p text:style-name="P63"><text:span text:style-name="T64">Оборудование</text:span><text:span text:style-name="T65"><text:s/></text:span><text:span text:style-name="T66">(лабораторное):</text:span></text:p>
        </text:list-item>
      </text:list>
      <text:p text:style-name="P67">ЭВМ<text:span text:style-name="T68"><text:tab/></text:span><text:span text:style-name="T69"><text:tab/></text:span>, процессор<text:span text:style-name="T70"><text:tab/></text:span><text:span text:style-name="T71"><text:tab/></text:span>, имя<text:span text:style-name="T72"><text:s/></text:span>узла сети<text:span text:style-name="T73"><text:tab/></text:span><text:span text:style-name="T74"><text:tab/></text:span>с<text:span text:style-name="T75"><text:s/></text:span>ОП<text:span text:style-name="T76"><text:tab/></text:span><text:span text:style-name="T77">Мб,</text:span><text:span text:style-name="T78"><text:s/></text:span>НМД<text:span text:style-name="T79"><text:tab/></text:span>Мб.<text:span text:style-name="T80"><text:s/></text:span>Терминал<text:span text:style-name="T81"><text:tab/></text:span>адрес<text:span text:style-name="T82"><text:tab/></text:span>.<text:span text:style-name="T83"><text:s/></text:span>Принтер<text:s/><text:span text:style-name="T84"><text:s/></text:span><text:span text:style-name="T85"><text:s/></text:span><text:span text:style-name="T86"><text:tab/></text:span><text:span text:style-name="T87"><text:tab/></text:span><text:span text:style-name="T88"><text:tab/></text:span><text:s/>Другие<text:span text:style-name="T89"><text:s/></text:span>устройства <text:s/><text:span text:style-name="T90"><text:s/></text:span><text:span text:style-name="T91"><text:tab/></text:span><text:span text:style-name="T92"><text:tab/></text:span><text:span text:style-name="T93"><text:tab/></text:span><text:span text:style-name="T94"><text:tab/></text:span><text:span text:style-name="T95"><text:tab/></text:span><text:span text:style-name="T96"><text:tab/></text:span><text:span text:style-name="T97"><text:tab/></text:span></text:p>
      <text:p text:style-name="Textbody"/>
      <text:p text:style-name="Textbody"/>
      <text:p text:style-name="P98"><text:span text:style-name="T99">Оборудование</text:span><text:span text:style-name="T100"><text:s/></text:span><text:span text:style-name="T101">ПЭВМ</text:span><text:span text:style-name="T102"><text:s/></text:span><text:span text:style-name="T103">студента,</text:span><text:span text:style-name="T104"><text:s/></text:span><text:span text:style-name="T105">если</text:span><text:span text:style-name="T106"><text:s/></text:span><text:span text:style-name="T107">использовалось:</text:span></text:p>
      <text:p text:style-name="P108">Процессор<text:s/><text:span text:style-name="T109">Intel(R) Core(TM) i5-10300H CPU @ 2.50GHz <text:s text:c="2"/>2.50 GHz</text:span><text:span text:style-name="T110"><text:tab/></text:span>с<text:span text:style-name="T111"><text:s/></text:span>ОП<text:s/><text:span text:style-name="T112">16384</text:span><text:span text:style-name="T113"><text:s/></text:span>Мб,<text:span text:style-name="T114"><text:s/></text:span>ТТН<text:span text:style-name="T115"><text:s/></text:span><text:span text:style-name="T116">524 288</text:span><text:span text:style-name="T117"><text:s/></text:span>Мб.<text:span text:style-name="T118"><text:s/></text:span>Встроенный монитор 15.6 дюймов диагональ, разрешение<text:s/><text:span text:style-name="T119">1920 * 1080</text:span>.</text:p>
      <text:p text:style-name="P120">Другие<text:span text:style-name="T121"><text:s/></text:span>устройства <text:s/><text:span text:style-name="T122"><text:s/></text:span></text:p>
      <text:list text:style-name="WWNum12">
        <text:list-item text:start-value="1">
          <text:p text:style-name="P123"/>
        </text:list-item>
        <text:list-item>
          <text:p text:style-name="P124"/>
        </text:list-item>
        <text:list-item>
          <text:p text:style-name="P125"/>
        </text:list-item>
        <text:list-item>
          <text:p text:style-name="P126"/>
        </text:list-item>
        <text:list-item>
          <text:p text:style-name="P127"><text:span text:style-name="T128">Программное</text:span><text:span text:style-name="T129"><text:s/></text:span><text:span text:style-name="T130">обеспечение</text:span><text:span text:style-name="T131"><text:s/></text:span><text:span text:style-name="T132">ЭВМ</text:span><text:span text:style-name="T133"><text:s/></text:span><text:span text:style-name="T134">студента,</text:span><text:span text:style-name="T135"><text:s/></text:span><text:span text:style-name="T136">если</text:span><text:span text:style-name="T137"><text:s/></text:span><text:span text:style-name="T138">использовалось:</text:span></text:p>
        </text:list-item>
      </text:list>
      <text:p text:style-name="P139"/>
      <text:p text:style-name="P140">Операционная<text:span text:style-name="T141"><text:s/></text:span>система<text:span text:style-name="T142"><text:s/></text:span>семейства<text:s/><text:span text:style-name="T143">Linux</text:span><text:span text:style-name="T144"><text:tab/></text:span>,<text:span text:style-name="T145"><text:s/></text:span>наименование<text:s/><text:span text:style-name="T146"><text:s/></text:span><text:span text:style-name="T147">Linux</text:span><text:span text:style-name="T148"><text:s/></text:span><text:span text:style-name="T149">Ubuntu</text:span><text:span text:style-name="T150"><text:s/>версия 22.04.01<text:s/></text:span>интерпретатор<text:span text:style-name="T151"><text:s/></text:span>команд <text:s/><text:span text:style-name="T152">bash</text:span><text:span text:style-name="T153"><text:tab/></text:span>версия<text:s/><text:span text:style-name="T154"><text:s/></text:span><text:span text:style-name="T155">5.1.16<text:s/></text:span>Система<text:span text:style-name="T156"><text:s/></text:span>программирования<text:span text:style-name="T157"><text:tab/></text:span><text:span text:style-name="T158"><text:tab/></text:span>версия<text:span text:style-name="T159"><text:tab/></text:span><text:s/>Редактор<text:span text:style-name="T160"><text:s/></text:span>текстов<text:s/><text:span text:style-name="T161">nano</text:span><text:span text:style-name="T162"><text:tab/></text:span>версия<text:s/><text:span text:style-name="T163">6.2</text:span><text:span text:style-name="T164"><text:tab/></text:span><text:s/>Утилиты операционной системы <text:s/><text:span text:style-name="T165"><text:s/></text:span><text:span text:style-name="T166"><text:tab/></text:span><text:span text:style-name="T167"><text:tab/></text:span></text:p>
      <text:p text:style-name="P168">Прикладные<text:span text:style-name="T169"><text:s/></text:span>системы<text:span text:style-name="T170"><text:s/></text:span>и<text:span text:style-name="T171"><text:s/></text:span>программы<text:s/><text:span text:style-name="T172"><text:s/></text:span><text:span text:style-name="T173"><text:s/></text:span><text:span text:style-name="T174"><text:tab/></text:span></text:p>
      <text:soft-page-break/>
      <text:p text:style-name="P175">Местонахождение<text:span text:style-name="T176"><text:s/></text:span>и<text:span text:style-name="T177"><text:s/></text:span>имена<text:span text:style-name="T178"><text:s/></text:span>файлов<text:span text:style-name="T179"><text:s/></text:span>программ<text:span text:style-name="T180"><text:s/></text:span>и<text:span text:style-name="T181"><text:s/></text:span>данных<text:span text:style-name="T182"><text:s/></text:span>на<text:span text:style-name="T183"><text:s/></text:span>домашнем<text:span text:style-name="T184"><text:s/></text:span>компьютере<text:s/><text:span text:style-name="T185"><text:s/></text:span><text:span text:style-name="T186">home</text:span><text:span text:style-name="T187">/</text:span><text:span text:style-name="T188">lino</text:span><text:span text:style-name="T189">/</text:span><text:span text:style-name="T190"><text:tab/></text:span><text:bookmark-start text:name="_Hlk114935514"/><text:bookmark-end text:name="_Hlk114935514"/></text:p>
      <text:p text:style-name="P191"/>
      <text:list text:style-name="WWNum13">
        <text:list-item text:start-value="6">
          <text:p text:style-name="P192"><text:span text:style-name="T193">Идея, метод, алгоритм<text:s/></text:span><text:span text:style-name="T194"><text:s/>решения задачи (в формах: словесной, псевдокода, графической [блок-схема, диаграмма, рисунок, таблица] <text:s/>или формальные спецификации с пред- и постусловиям.</text:span></text:p>
        </text:list-item>
      </text:list>
      <text:p text:style-name="P195"/>
      <text:p text:style-name="P196"><text:span text:style-name="T197">Для каж</text:span><text:span text:style-name="T198">дого движения считаем координату точки и</text:span><text:span text:style-name="T199"><text:s/>динамический параметр движения,</text:span><text:span text:style-name="T200"><text:s/>считая для каждого шага i, j, l по предложенной формуле, реализовав функции<text:s/></text:span><text:span text:style-name="T201">abs</text:span><text:span text:style-name="T202">,<text:s/></text:span><text:span text:style-name="T203">sign</text:span><text:span text:style-name="T204">,<text:s/></text:span><text:span text:style-name="T205">min</text:span><text:span text:style-name="T206"><text:s/>и<text:s/></text:span><text:span text:style-name="T207">max</text:span><text:span text:style-name="T208"><text:s/>и проверяем на нахождение в необходимой области.</text:span></text:p>
      <text:p text:style-name="P209"/>
      <text:list text:style-name="WWNum13" text:continue-numbering="true">
        <text:list-item>
          <text:p text:style-name="P210"><text:span text:style-name="T211">Сцен</text:span><text:span text:style-name="T212">арий выполнения работы<text:s/></text:span><text:span text:style-name="T213">[план работы, первоначальный текст программы в черновике (можно на отдельном листе) и тесты либо соображения по тестированию].</text:span></text:p>
        </text:list-item>
      </text:list>
      <text:p text:style-name="Standard"><text:span text:style-name="T214">#include</text:span><text:span text:style-name="T215"><text:s/></text:span><text:span text:style-name="T216">&lt;stdio.h&gt;</text:span></text:p>
      <text:p text:style-name="P217"><text:span text:style-name="T218">const</text:span><text:span text:style-name="T219"><text:s/></text:span><text:span text:style-name="T220">int</text:span><text:span text:style-name="T221"><text:s/></text:span><text:span text:style-name="T222">x</text:span><text:span text:style-name="T223"><text:s/>= -</text:span><text:span text:style-name="T224">10</text:span><text:span text:style-name="T225">;</text:span></text:p>
      <text:p text:style-name="P226"><text:span text:style-name="T227">const</text:span><text:span text:style-name="T228"><text:s/></text:span><text:span text:style-name="T229">int</text:span><text:span text:style-name="T230"><text:s/></text:span><text:span text:style-name="T231">y</text:span><text:span text:style-name="T232"><text:s/>= -</text:span><text:span text:style-name="T233">20</text:span><text:span text:style-name="T234">;</text:span></text:p>
      <text:p text:style-name="P235"/>
      <text:p text:style-name="P236"><text:span text:style-name="T237">int</text:span><text:span text:style-name="T238"><text:s/></text:span><text:span text:style-name="T239">max</text:span><text:span text:style-name="T240">(</text:span><text:span text:style-name="T241">int</text:span><text:span text:style-name="T242"><text:s/></text:span><text:span text:style-name="T243">a</text:span><text:span text:style-name="T244">,<text:s/></text:span><text:span text:style-name="T245">int</text:span><text:span text:style-name="T246"><text:s/></text:span><text:span text:style-name="T247">b</text:span><text:span text:style-name="T248">) {</text:span></text:p>
      <text:p text:style-name="P249"><text:span text:style-name="T250">if</text:span><text:span text:style-name="T251"><text:s/>(</text:span><text:span text:style-name="T252">a</text:span><text:span text:style-name="T253"><text:s/>&gt;<text:s/></text:span><text:span text:style-name="T254">b</text:span><text:span text:style-name="T255">) {</text:span></text:p>
      <text:p text:style-name="P256"><text:span text:style-name="T257">return</text:span><text:span text:style-name="T258"><text:s/></text:span><text:span text:style-name="T259">a</text:span><text:span text:style-name="T260">;</text:span></text:p>
      <text:p text:style-name="P261"><text:span text:style-name="T262">}<text:s/></text:span><text:span text:style-name="T263">else</text:span><text:span text:style-name="T264"><text:s/>{</text:span></text:p>
      <text:p text:style-name="P265"><text:span text:style-name="T266">return</text:span><text:span text:style-name="T267"><text:s/></text:span><text:span text:style-name="T268">b</text:span><text:span text:style-name="T269">;</text:span></text:p>
      <text:p text:style-name="P270">}</text:p>
      <text:p text:style-name="P271">}</text:p>
      <text:p text:style-name="P272"/>
      <text:p text:style-name="P273"><text:span text:style-name="T274">int</text:span><text:span text:style-name="T275"><text:s/></text:span><text:span text:style-name="T276">sign</text:span><text:span text:style-name="T277">(</text:span><text:span text:style-name="T278">int</text:span><text:span text:style-name="T279"><text:s/></text:span><text:span text:style-name="T280">a</text:span><text:span text:style-name="T281">) {</text:span></text:p>
      <text:p text:style-name="P282"><text:span text:style-name="T283">if</text:span><text:span text:style-name="T284"><text:s/>(</text:span><text:span text:style-name="T285">a</text:span><text:span text:style-name="T286">&lt;</text:span><text:span text:style-name="T287">0</text:span><text:span text:style-name="T288">) {</text:span></text:p>
      <text:p text:style-name="P289"><text:span text:style-name="T290">return</text:span><text:span text:style-name="T291"><text:s/>-</text:span><text:span text:style-name="T292">1</text:span><text:span text:style-name="T293">;</text:span></text:p>
      <text:p text:style-name="P294">}</text:p>
      <text:p text:style-name="P295"><text:span text:style-name="T296">if</text:span><text:span text:style-name="T297"><text:s/>(</text:span><text:span text:style-name="T298">a</text:span><text:span text:style-name="T299"><text:s/>==<text:s/></text:span><text:span text:style-name="T300">0</text:span><text:span text:style-name="T301">) {</text:span></text:p>
      <text:p text:style-name="P302"><text:span text:style-name="T303">return</text:span><text:span text:style-name="T304"><text:s/></text:span><text:span text:style-name="T305">0</text:span><text:span text:style-name="T306">;</text:span></text:p>
      <text:p text:style-name="P307"><text:span text:style-name="T308">}<text:s/></text:span><text:span text:style-name="T309">else</text:span><text:span text:style-name="T310"><text:s/>{</text:span></text:p>
      <text:p text:style-name="P311"><text:span text:style-name="T312">return</text:span><text:span text:style-name="T313"><text:s/></text:span><text:span text:style-name="T314">1</text:span><text:span text:style-name="T315">;</text:span></text:p>
      <text:p text:style-name="P316">}</text:p>
      <text:p text:style-name="P317">}</text:p>
      <text:p text:style-name="P318"/>
      <text:p text:style-name="P319"><text:span text:style-name="T320">int</text:span><text:span text:style-name="T321"><text:s/></text:span><text:span text:style-name="T322">min</text:span><text:span text:style-name="T323">(</text:span><text:span text:style-name="T324">int</text:span><text:span text:style-name="T325"><text:s/></text:span><text:span text:style-name="T326">a</text:span><text:span text:style-name="T327">,<text:s/></text:span><text:span text:style-name="T328">int</text:span><text:span text:style-name="T329"><text:s/></text:span><text:span text:style-name="T330">b</text:span><text:span text:style-name="T331">) {</text:span></text:p>
      <text:p text:style-name="P332"><text:span text:style-name="T333">if</text:span><text:span text:style-name="T334"><text:s/>(</text:span><text:span text:style-name="T335">a</text:span><text:span text:style-name="T336"><text:s/>&lt;<text:s/></text:span><text:span text:style-name="T337">b</text:span><text:span text:style-name="T338">) {</text:span></text:p>
      <text:p text:style-name="P339"><text:span text:style-name="T340">return</text:span><text:span text:style-name="T341"><text:s/></text:span><text:span text:style-name="T342">a</text:span><text:span text:style-name="T343">;</text:span></text:p>
      <text:p text:style-name="P344"><text:span text:style-name="T345">}<text:s/></text:span><text:span text:style-name="T346">else</text:span><text:span text:style-name="T347"><text:s/>{</text:span></text:p>
      <text:p text:style-name="P348"><text:span text:style-name="T349">return</text:span><text:span text:style-name="T350"><text:s/></text:span><text:span text:style-name="T351">b</text:span><text:span text:style-name="T352">;</text:span></text:p>
      <text:p text:style-name="P353">}</text:p>
      <text:p text:style-name="P354">}</text:p>
      <text:p text:style-name="P355"/>
      <text:p text:style-name="P356"><text:span text:style-name="T357">int</text:span><text:span text:style-name="T358"><text:s/></text:span><text:span text:style-name="T359">abs</text:span><text:span text:style-name="T360">(</text:span><text:span text:style-name="T361">int</text:span><text:span text:style-name="T362"><text:s/></text:span><text:span text:style-name="T363">a</text:span><text:span text:style-name="T364">) {</text:span></text:p>
      <text:p text:style-name="P365"><text:span text:style-name="T366">if</text:span><text:span text:style-name="T367"><text:s/>(</text:span><text:span text:style-name="T368">a</text:span><text:span text:style-name="T369"><text:s/>&gt;=<text:s/></text:span><text:span text:style-name="T370">0</text:span><text:span text:style-name="T371">) {</text:span></text:p>
      <text:p text:style-name="P372"><text:span text:style-name="T373">return</text:span><text:span text:style-name="T374"><text:s/></text:span><text:span text:style-name="T375">a</text:span><text:span text:style-name="T376">;</text:span></text:p>
      <text:p text:style-name="P377"><text:span text:style-name="T378">}<text:s/></text:span><text:span text:style-name="T379">else</text:span><text:span text:style-name="T380"><text:s/>{</text:span></text:p>
      <text:p text:style-name="P381"><text:span text:style-name="T382">return</text:span><text:span text:style-name="T383"><text:s/>-</text:span><text:span text:style-name="T384">a</text:span><text:span text:style-name="T385">;</text:span></text:p>
      <text:p text:style-name="P386">}</text:p>
      <text:p text:style-name="P387">}</text:p>
      <text:p text:style-name="P388"/>
      <text:soft-page-break/>
      <text:p text:style-name="P389"><text:span text:style-name="T390">int</text:span><text:span text:style-name="T391"><text:s/></text:span><text:span text:style-name="T392">mod</text:span><text:span text:style-name="T393">(</text:span><text:span text:style-name="T394">int</text:span><text:span text:style-name="T395"><text:s/></text:span><text:span text:style-name="T396">a</text:span><text:span text:style-name="T397">,<text:s/></text:span><text:span text:style-name="T398">int</text:span><text:span text:style-name="T399"><text:s/></text:span><text:span text:style-name="T400">b</text:span><text:span text:style-name="T401">) {</text:span></text:p>
      <text:p text:style-name="P402"><text:span text:style-name="T403">return</text:span><text:span text:style-name="T404"><text:s/></text:span><text:span text:style-name="T405">abs</text:span><text:span text:style-name="T406">(</text:span><text:span text:style-name="T407">a</text:span><text:span text:style-name="T408">) %<text:s/></text:span><text:span text:style-name="T409">abs</text:span><text:span text:style-name="T410">(</text:span><text:span text:style-name="T411">b</text:span><text:span text:style-name="T412">);</text:span></text:p>
      <text:p text:style-name="P413">}</text:p>
      <text:p text:style-name="P414"/>
      <text:p text:style-name="P415"><text:span text:style-name="T416">int</text:span><text:span text:style-name="T417"><text:s/></text:span><text:span text:style-name="T418">main</text:span><text:span text:style-name="T419">() {</text:span></text:p>
      <text:p text:style-name="P420"><text:span text:style-name="T421">int</text:span><text:span text:style-name="T422"><text:s/></text:span><text:span text:style-name="T423">i</text:span><text:span text:style-name="T424"><text:s/>= -</text:span><text:span text:style-name="T425">25</text:span><text:span text:style-name="T426">,<text:s/></text:span><text:span text:style-name="T427">j</text:span><text:span text:style-name="T428"><text:s/>= -</text:span><text:span text:style-name="T429">9</text:span><text:span text:style-name="T430">,<text:s/></text:span><text:span text:style-name="T431">l</text:span><text:span text:style-name="T432"><text:s/>= -</text:span><text:span text:style-name="T433">8</text:span><text:span text:style-name="T434">,<text:s/></text:span><text:span text:style-name="T435">i1</text:span><text:span text:style-name="T436"><text:s/>=<text:s/></text:span><text:span text:style-name="T437">i</text:span><text:span text:style-name="T438">,<text:s/></text:span><text:span text:style-name="T439">j1</text:span><text:span text:style-name="T440"><text:s/>=<text:s/></text:span><text:span text:style-name="T441">j</text:span><text:span text:style-name="T442">,<text:s/></text:span><text:span text:style-name="T443">l1</text:span><text:span text:style-name="T444"><text:s/>=<text:s/></text:span><text:span text:style-name="T445">l</text:span><text:span text:style-name="T446">;</text:span></text:p>
      <text:p text:style-name="P447"><text:span text:style-name="T448">for</text:span><text:span text:style-name="T449"><text:s/>(</text:span><text:span text:style-name="T450">int</text:span><text:span text:style-name="T451"><text:s/></text:span><text:span text:style-name="T452">k</text:span><text:span text:style-name="T453"><text:s/>=<text:s/></text:span><text:span text:style-name="T454">0</text:span><text:span text:style-name="T455">;<text:s/></text:span><text:span text:style-name="T456">k</text:span><text:span text:style-name="T457"><text:s/>&lt;<text:s/></text:span><text:span text:style-name="T458">50</text:span><text:span text:style-name="T459">;<text:s/></text:span><text:span text:style-name="T460">k</text:span><text:span text:style-name="T461">++) {</text:span></text:p>
      <text:p text:style-name="P462"><text:span text:style-name="T463">if</text:span><text:span text:style-name="T464"><text:s/>((</text:span><text:span text:style-name="T465">i</text:span><text:span text:style-name="T466"><text:s/>+<text:s/></text:span><text:span text:style-name="T467">j</text:span><text:span text:style-name="T468"><text:s/>&lt;=<text:s/></text:span><text:span text:style-name="T469">x</text:span><text:span text:style-name="T470">) &amp;&amp; (</text:span><text:span text:style-name="T471">i</text:span><text:span text:style-name="T472"><text:s/>+<text:s/></text:span><text:span text:style-name="T473">j</text:span><text:span text:style-name="T474"><text:s/>&gt;=<text:s/></text:span><text:span text:style-name="T475">y</text:span><text:span text:style-name="T476">)) {</text:span></text:p>
      <text:p text:style-name="P477"><text:span text:style-name="T478">printf</text:span><text:span text:style-name="T479">(</text:span><text:span text:style-name="T480">"Попали на шаге<text:s/></text:span><text:span text:style-name="T481">%d</text:span><text:span text:style-name="T482"><text:s/>i=</text:span><text:span text:style-name="T483">%d</text:span><text:span text:style-name="T484">,j=</text:span><text:span text:style-name="T485">%d</text:span><text:span text:style-name="T486">, l=</text:span><text:span text:style-name="T487">%d</text:span><text:span text:style-name="T488">\n</text:span><text:span text:style-name="T489">"</text:span><text:span text:style-name="T490">,<text:s/></text:span><text:span text:style-name="T491">k</text:span><text:span text:style-name="T492">,<text:s/></text:span><text:span text:style-name="T493">i</text:span><text:span text:style-name="T494">,<text:s/></text:span><text:span text:style-name="T495">j</text:span><text:span text:style-name="T496">,<text:s/></text:span><text:span text:style-name="T497">l</text:span><text:span text:style-name="T498">);</text:span></text:p>
      <text:p text:style-name="P499"><text:span text:style-name="T500">return</text:span><text:span text:style-name="T501"><text:s/></text:span><text:span text:style-name="T502">0</text:span><text:span text:style-name="T503">;</text:span></text:p>
      <text:p text:style-name="P504">}</text:p>
      <text:p text:style-name="P505"><text:span text:style-name="T506">i1</text:span><text:span text:style-name="T507">=</text:span><text:span text:style-name="T508">i</text:span><text:span text:style-name="T509">;</text:span></text:p>
      <text:p text:style-name="P510"><text:span text:style-name="T511">j1</text:span><text:span text:style-name="T512">=</text:span><text:span text:style-name="T513">j</text:span><text:span text:style-name="T514">;</text:span></text:p>
      <text:p text:style-name="P515"><text:span text:style-name="T516">l1</text:span><text:span text:style-name="T517">=</text:span><text:span text:style-name="T518">l</text:span><text:span text:style-name="T519">;</text:span></text:p>
      <text:p text:style-name="P520"><text:span text:style-name="T521">i</text:span><text:span text:style-name="T522"><text:s/>=<text:s/></text:span><text:span text:style-name="T523">mod</text:span><text:span text:style-name="T524">((</text:span><text:span text:style-name="T525">abs</text:span><text:span text:style-name="T526">(</text:span><text:span text:style-name="T527">i1</text:span><text:span text:style-name="T528"><text:s/>-<text:s/></text:span><text:span text:style-name="T529">j1</text:span><text:span text:style-name="T530">) *<text:s/></text:span><text:span text:style-name="T531">l1</text:span><text:span text:style-name="T532"><text:s/>-<text:s/></text:span><text:span text:style-name="T533">abs</text:span><text:span text:style-name="T534">(</text:span><text:span text:style-name="T535">j1</text:span><text:span text:style-name="T536"><text:s/>-<text:s/></text:span><text:span text:style-name="T537">l1</text:span><text:span text:style-name="T538">) *<text:s/></text:span><text:span text:style-name="T539">i1</text:span><text:span text:style-name="T540"><text:s/>+<text:s/></text:span><text:span text:style-name="T541">abs</text:span><text:span text:style-name="T542">(</text:span><text:span text:style-name="T543">i1</text:span><text:span text:style-name="T544"><text:s/>-<text:s/></text:span><text:span text:style-name="T545">l1</text:span><text:span text:style-name="T546">) *<text:s/></text:span><text:span text:style-name="T547">j1</text:span><text:span text:style-name="T548">),<text:s/></text:span><text:span text:style-name="T549">20</text:span><text:span text:style-name="T550">) -<text:s/></text:span><text:span text:style-name="T551">k</text:span><text:span text:style-name="T552">;</text:span></text:p>
      <text:p text:style-name="P553"><text:span text:style-name="T554">j</text:span><text:span text:style-name="T555"><text:s/>=<text:s/></text:span><text:span text:style-name="T556">mod</text:span><text:span text:style-name="T557">((</text:span><text:span text:style-name="T558">min</text:span><text:span text:style-name="T559">(</text:span><text:span text:style-name="T560">i1</text:span><text:span text:style-name="T561">,<text:s/></text:span><text:span text:style-name="T562">j1</text:span><text:span text:style-name="T563">) *<text:s/></text:span><text:span text:style-name="T564">max</text:span><text:span text:style-name="T565">(</text:span><text:span text:style-name="T566">j1</text:span><text:span text:style-name="T567">,<text:s/></text:span><text:span text:style-name="T568">l1</text:span><text:span text:style-name="T569">) *<text:s/></text:span><text:span text:style-name="T570">min</text:span><text:span text:style-name="T571">(</text:span><text:span text:style-name="T572">i1</text:span><text:span text:style-name="T573">,<text:s/></text:span><text:span text:style-name="T574">l1</text:span><text:span text:style-name="T575">)),<text:s/></text:span><text:span text:style-name="T576">25</text:span><text:span text:style-name="T577">) +<text:s/></text:span><text:span text:style-name="T578">5</text:span><text:span text:style-name="T579"><text:s/>*<text:s/></text:span><text:span text:style-name="T580">sign</text:span><text:span text:style-name="T581">(</text:span><text:span text:style-name="T582">i1</text:span><text:span text:style-name="T583">) +<text:s/></text:span><text:span text:style-name="T584">k</text:span><text:span text:style-name="T585">;</text:span></text:p>
      <text:p text:style-name="P586"><text:span text:style-name="T587">l</text:span><text:span text:style-name="T588"><text:s/>=<text:s/></text:span><text:span text:style-name="T589">abs</text:span><text:span text:style-name="T590">(</text:span><text:span text:style-name="T591">l1</text:span><text:span text:style-name="T592">) *<text:s/></text:span><text:span text:style-name="T593">sign</text:span><text:span text:style-name="T594">(</text:span><text:span text:style-name="T595">i1</text:span><text:span text:style-name="T596"><text:s/>-<text:s/></text:span><text:span text:style-name="T597">j1</text:span><text:span text:style-name="T598">) -<text:s/></text:span><text:span text:style-name="T599">abs</text:span><text:span text:style-name="T600">(</text:span><text:span text:style-name="T601">i1</text:span><text:span text:style-name="T602">) *<text:s/></text:span><text:span text:style-name="T603">sign</text:span><text:span text:style-name="T604">(</text:span><text:span text:style-name="T605">j1</text:span><text:span text:style-name="T606"><text:s/>-<text:s/></text:span><text:span text:style-name="T607">l1</text:span><text:span text:style-name="T608">) +<text:s/></text:span><text:span text:style-name="T609">abs</text:span><text:span text:style-name="T610">(</text:span><text:span text:style-name="T611">j1</text:span><text:span text:style-name="T612">) *<text:s/></text:span><text:span text:style-name="T613">sign</text:span><text:span text:style-name="T614">(</text:span><text:span text:style-name="T615">i1</text:span><text:span text:style-name="T616"><text:s/>-<text:s/></text:span><text:span text:style-name="T617">l1</text:span><text:span text:style-name="T618">);</text:span></text:p>
      <text:p text:style-name="P619">}</text:p>
      <text:p text:style-name="P620"><text:span text:style-name="T621">printf</text:span><text:span text:style-name="T622">(</text:span><text:span text:style-name="T623">"</text:span><text:span text:style-name="T624">Не</text:span><text:span text:style-name="T625"><text:s/></text:span><text:span text:style-name="T626">попали</text:span><text:span text:style-name="T627">, i=</text:span><text:span text:style-name="T628">%d</text:span><text:span text:style-name="T629">, j=</text:span><text:span text:style-name="T630">%d</text:span><text:span text:style-name="T631">, l=</text:span><text:span text:style-name="T632">%d</text:span><text:span text:style-name="T633">\n</text:span><text:span text:style-name="T634">"</text:span><text:span text:style-name="T635">,<text:s/></text:span><text:span text:style-name="T636">i</text:span><text:span text:style-name="T637">,<text:s/></text:span><text:span text:style-name="T638">j</text:span><text:span text:style-name="T639">,<text:s/></text:span><text:span text:style-name="T640">l</text:span><text:span text:style-name="T641">);</text:span></text:p>
      <text:p text:style-name="P642"><text:span text:style-name="T643">return</text:span><text:span text:style-name="T644"><text:s/></text:span><text:span text:style-name="T645">0</text:span><text:span text:style-name="T646">;</text:span></text:p>
      <text:p text:style-name="P647">}</text:p>
      <text:p text:style-name="P648"/>
      <text:p text:style-name="P649"/>
      <text:p text:style-name="P650"><text:span text:style-name="T651"><text:tab/></text:span><text:span text:style-name="T652"><text:s/></text:span><text:span text:style-name="T653"><text:tab/><text:s/></text:span><text:span text:style-name="T654"><text:tab/><text:s/></text:span><text:span text:style-name="T655"><text:tab/><text:s/></text:span><text:span text:style-name="T656"><text:tab/>Допущен к выполнению работы.<text:s/></text:span><text:span text:style-name="T657"><text:s/>Подпись преподавателя _____________________</text:span></text:p>
      <text:p text:style-name="P658"/>
      <text:list text:style-name="WWNum13" text:continue-numbering="true">
        <text:list-item>
          <text:p text:style-name="P659"><text:span text:style-name="T660">Распечатка протокола<text:s/></text:span><text:span text:style-name="T661"><text:s/>(подклеить листинг окончательного варианта программы с тестовыми примерами, подписанный преподавателем)</text:span></text:p>
        </text:list-item>
      </text:list>
      <text:p text:style-name="P662"/>
      <text:p text:style-name="P663"/>
      <text:p text:style-name="P664">angrytea@CalmCoffee:~/Рабочий стол$ gcc laba9.c</text:p>
      <text:p text:style-name="P665"><text:span text:style-name="T666">angrytea</text:span><text:span text:style-name="T667">@</text:span><text:span text:style-name="T668">CalmCoffee</text:span><text:span text:style-name="T669">:~/Рабочий стол$ ./</text:span><text:span text:style-name="T670">a</text:span><text:span text:style-name="T671">.</text:span><text:span text:style-name="T672">out</text:span></text:p>
      <text:p text:style-name="P673"><text:span text:style-name="T674">Не попали,<text:s/></text:span><text:span text:style-name="T675">i</text:span><text:span text:style-name="T676">=-49,<text:s/></text:span><text:span text:style-name="T677">j</text:span><text:span text:style-name="T678">=59,<text:s/></text:span><text:span text:style-name="T679">l</text:span><text:span text:style-name="T680">=-75</text:span></text:p>
      <text:p text:style-name="P681"/>
      <text:p text:style-name="P682"/>
      <text:list text:style-name="WWNum13" text:continue-numbering="true">
        <text:list-item>
          <text:p text:style-name="P683"><text:span text:style-name="T684">Дневник отладки<text:s/></text:span><text:span text:style-name="T685">должен содержать дату и время сеансов отладки и основные события (ошибки в сценарии и программе, нестандартные ситуации) и краткие комментарии к ним. В дневнике<text:s/></text:span><text:span text:style-name="T686">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ext:p text:style-name="P687"/>
      <table:table table:style-name="Table688">
        <table:table-columns>
          <table:table-column table:style-name="TableColumn689"/>
          <table:table-column table:style-name="TableColumn690"/>
          <table:table-column table:style-name="TableColumn691"/>
          <table:table-column table:style-name="TableColumn692"/>
          <table:table-column table:style-name="TableColumn693"/>
          <table:table-column table:style-name="TableColumn694"/>
          <table:table-column table:style-name="TableColumn695"/>
        </table:table-columns>
        <table:table-row table:style-name="TableRow696">
          <table:table-cell table:style-name="TableCell697">
            <text:p text:style-name="P698">№</text:p>
            <text:p text:style-name="P699"><text:s text:c="4"/></text:p>
            <text:p text:style-name="P700"><text:s text:c="4"/></text:p>
          </table:table-cell>
          <table:table-cell table:style-name="TableCell701">
            <text:p text:style-name="P702"><text:s text:c="4"/>Лаб. <text:s text:c="7"/>или <text:s text:c="4"/>дом.</text:p>
          </table:table-cell>
          <table:table-cell table:style-name="TableCell703">
            <text:p text:style-name="P704"><text:s text:c="3"/>Дата <text:s text:c="2"/></text:p>
          </table:table-cell>
          <table:table-cell table:style-name="TableCell705">
            <text:p text:style-name="P706"><text:s text:c="3"/>Время <text:s text:c="2"/></text:p>
          </table:table-cell>
          <table:table-cell table:style-name="TableCell707">
            <text:p text:style-name="P708"><text:s text:c="15"/>Событие <text:s text:c="14"/></text:p>
          </table:table-cell>
          <table:table-cell table:style-name="TableCell709">
            <text:p text:style-name="P710"><text:s text:c="5"/>Действие<text:s/>по исправлению <text:s text:c="4"/></text:p>
          </table:table-cell>
          <table:table-cell table:style-name="TableCell711">
            <text:p text:style-name="P712"><text:s text:c="17"/>Примечание</text:p>
          </table:table-cell>
        </table:table-row>
        <table:table-row table:style-name="TableRow713">
          <table:table-cell table:style-name="TableCell714">
            <text:p text:style-name="P715"/>
          </table:table-cell>
          <table:table-cell table:style-name="TableCell716">
            <text:p text:style-name="P717"/>
          </table:table-cell>
          <table:table-cell table:style-name="TableCell718">
            <text:p text:style-name="P719"/>
          </table:table-cell>
          <table:table-cell table:style-name="TableCell720">
            <text:p text:style-name="P721"/>
          </table:table-cell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  <table:table-cell table:style-name="TableCell726">
            <text:p text:style-name="P727"/>
          </table:table-cell>
        </table:table-row>
      </table:table>
      <text:p text:style-name="P728"/>
      <text:list text:style-name="WWNum13" text:continue-numbering="true">
        <text:list-item>
          <text:p text:style-name="P729"><text:span text:style-name="T730">Замечания автора<text:s/></text:span><text:span text:style-name="T731">по существу работы</text:span></text:p>
        </text:list-item>
        <text:list-item>
          <text:p text:style-name="P732"><text:span text:style-name="T733">Выводы</text:span><text:span text:style-name="T734">: Составила и отладила простейшую программу на языке Си итеративного характера с целочисленными рекуррентными соотношениями, задающими некоторое<text:s/></text:span><text:span text:style-name="T735">регулятивное движение точки в целочисленной системе координат (i,j) с дискретным временем k и динамическим параметром движения l.</text:span></text:p>
        </text:list-item>
      </text:list>
      <text:p text:style-name="P736"/>
      <text:p text:style-name="P737">Недочёты при выполнении задания могут быть устранены следующим образом:</text:p>
      <text:p text:style-name="P738"><text:s/><text:tab/><text:s/><text:tab/><text:s/><text:tab/><text:s/><text:tab/><text:s/><text:tab/><text:s/><text:tab/><text:s/><text:tab/><text:s/><text:tab/><text:s/><text:tab/><text:s text:c="7"/>Подпись студента _________________<text:bookmark-end text:name="_Hlk114937979"/></text:p>
      <text:p text:style-name="P7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Droid Sans Fallback" svg:font-family="Droid Sans Fallback" style:font-family-generic="swiss" style:font-pitch="variable"/>
    <style:font-face style:name="Droid Sans Mono" svg:font-family="Droid Sans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Абзацсписка" style:display-name="Абзац списка" style:family="paragraph" style:parent-style-name="Standard">
      <style:paragraph-properties fo:margin-bottom="0.1111in" fo:margin-left="0.5in">
        <style:tab-stops/>
      </style:paragraph-properties>
      <style:text-properties style:font-size-complex="11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font-color"/>
    </style:style>
    <style:style style:name="ListLabel2" style:display-name="ListLabel 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font-color"/>
    </style:style>
    <style:style style:name="ListLabel3" style:display-name="ListLabel 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font-color"/>
    </style:style>
    <style:style style:name="ListLabel4" style:display-name="ListLabel 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font-color"/>
    </style:style>
    <style:style style:name="ListLabel5" style:display-name="ListLabel 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font-color"/>
    </style:style>
    <style:style style:name="ListLabel6" style:display-name="ListLabel 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font-color"/>
    </style:style>
    <style:style style:name="ListLabel7" style:display-name="ListLabel 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font-color"/>
    </style:style>
    <style:style style:name="ListLabel8" style:display-name="ListLabel 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font-color"/>
    </style:style>
    <style:style style:name="ListLabel9" style:display-name="ListLabel 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font-color"/>
    </style:style>
    <style:style style:name="ListLabel32" style:display-name="ListLabel 3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style:text-underline-type="none" style:text-underline-color="font-color"/>
    </style:style>
    <style:style style:name="WW_CharLFO1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font-color"/>
    </style:style>
    <style:style style:name="WW_CharLFO1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font-color"/>
    </style:style>
    <style:style style:name="WW_CharLFO1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font-color"/>
    </style:style>
    <style:style style:name="WW_CharLFO1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font-color"/>
    </style:style>
    <style:style style:name="WW_CharLFO1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font-color"/>
    </style:style>
    <style:style style:name="WW_CharLFO1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font-color"/>
    </style:style>
    <style:style style:name="WW_CharLFO1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font-color"/>
    </style:style>
    <style:style style:name="WW_CharLFO1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font-color"/>
    </style:style>
    <style:style style:name="WW_CharLFO1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font-color"/>
    </style:style>
    <text:list-style style:name="WWNum1" style:display-name="WWNum1">
      <text:list-level-style-number text:level="1" text:style-name="WW_CharLFO1LVL1" style:num-format="1">
        <style:list-level-properties text:space-before="0.5138in" text:min-label-width="0in" text:list-level-position-and-space-mode="label-alignment">
          <style:list-level-label-alignment text:label-followed-by="listtab" fo:margin-left="0.5138in" fo:text-indent="0in"/>
        </style:list-level-properties>
      </text:list-level-style-number>
      <text:list-level-style-number text:level="2" text:style-name="WW_CharLFO1LVL2" style:num-format="a" style:num-letter-sync="true" text:display-levels="2">
        <style:list-level-properties text:space-before="0.7569in" text:min-label-width="0in" text:list-level-position-and-space-mode="label-alignment">
          <style:list-level-label-alignment text:label-followed-by="listtab" fo:margin-left="0.7569in" fo:text-indent="0in"/>
        </style:list-level-properties>
      </text:list-level-style-number>
      <text:list-level-style-number text:level="3" text:style-name="WW_CharLFO1LVL3" style:num-format="i" text:display-levels="3">
        <style:list-level-properties text:space-before="1.2569in" text:min-label-width="0in" text:list-level-position-and-space-mode="label-alignment">
          <style:list-level-label-alignment text:label-followed-by="listtab" fo:margin-left="1.2569in" fo:text-indent="0in"/>
        </style:list-level-properties>
      </text:list-level-style-number>
      <text:list-level-style-number text:level="4" text:style-name="WW_CharLFO1LVL4" style:num-format="1" text:display-levels="4">
        <style:list-level-properties text:space-before="1.7569in" text:min-label-width="0in" text:list-level-position-and-space-mode="label-alignment">
          <style:list-level-label-alignment text:label-followed-by="listtab" fo:margin-left="1.7569in" fo:text-indent="0in"/>
        </style:list-level-properties>
      </text:list-level-style-number>
      <text:list-level-style-number text:level="5" text:style-name="WW_CharLFO1LVL5" style:num-format="a" style:num-letter-sync="true" text:display-levels="5">
        <style:list-level-properties text:space-before="2.2569in" text:min-label-width="0in" text:list-level-position-and-space-mode="label-alignment">
          <style:list-level-label-alignment text:label-followed-by="listtab" fo:margin-left="2.2569in" fo:text-indent="0in"/>
        </style:list-level-properties>
      </text:list-level-style-number>
      <text:list-level-style-number text:level="6" text:style-name="WW_CharLFO1LVL6" style:num-format="i" text:display-levels="6">
        <style:list-level-properties text:space-before="2.7569in" text:min-label-width="0in" text:list-level-position-and-space-mode="label-alignment">
          <style:list-level-label-alignment text:label-followed-by="listtab" fo:margin-left="2.7569in" fo:text-indent="0in"/>
        </style:list-level-properties>
      </text:list-level-style-number>
      <text:list-level-style-number text:level="7" text:style-name="WW_CharLFO1LVL7" style:num-format="1" text:display-levels="7">
        <style:list-level-properties text:space-before="3.2569in" text:min-label-width="0in" text:list-level-position-and-space-mode="label-alignment">
          <style:list-level-label-alignment text:label-followed-by="listtab" fo:margin-left="3.2569in" fo:text-indent="0in"/>
        </style:list-level-properties>
      </text:list-level-style-number>
      <text:list-level-style-number text:level="8" text:style-name="WW_CharLFO1LVL8" style:num-format="a" style:num-letter-sync="true" text:display-levels="8">
        <style:list-level-properties text:space-before="3.7569in" text:min-label-width="0in" text:list-level-position-and-space-mode="label-alignment">
          <style:list-level-label-alignment text:label-followed-by="listtab" fo:margin-left="3.7569in" fo:text-indent="0in"/>
        </style:list-level-properties>
      </text:list-level-style-number>
      <text:list-level-style-number text:level="9" text:style-name="WW_CharLFO1LVL9" style:num-format="i" text:display-levels="9">
        <style:list-level-properties text:space-before="4.2569in" text:min-label-width="0in" text:list-level-position-and-space-mode="label-alignment">
          <style:list-level-label-alignment text:label-followed-by="listtab" fo:margin-left="4.2569in" fo:text-indent="0in"/>
        </style:list-level-properties>
      </text:list-level-style-number>
    </text:list-style>
    <text:list-style style:name="WWNum12" style:display-name="WWNum12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style:text-underline-type="none" style:text-underline-color="font-color"/>
    </style:style>
    <text:list-style style:name="WWNum13" style:display-name="WWNum13">
      <text:list-level-style-number text:level="1" text:style-name="WW_CharLFO3LVL1" style:num-format="1" text:start-value="6">
        <style:list-level-properties text:space-before="0.5138in" text:min-label-width="0in" text:list-level-position-and-space-mode="label-alignment">
          <style:list-level-label-alignment text:label-followed-by="listtab" fo:margin-left="0.5138in" fo:text-indent="0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grytea</meta:initial-creator>
    <dc:creator>Angrytea</dc:creator>
    <meta:creation-date>2022-12-20T20:38:00Z</meta:creation-date>
    <dc:date>2022-12-20T20:38:00Z</dc:date>
    <meta:template xlink:href="Normal.dotm" xlink:type="simple"/>
    <meta:editing-cycles>2</meta:editing-cycles>
    <meta:editing-duration>PT0S</meta:editing-duration>
    <meta:document-statistic meta:page-count="4" meta:paragraph-count="8" meta:word-count="656" meta:character-count="4388" meta:row-count="31" meta:non-whitespace-character-count="3740"/>
  </office:meta>
</office:document-meta>
</file>